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6"/>Блок графических процедур обеспечивающих весь комплекс геометрических</text:span></text:h>
      <text:h text:style-name="Default"><text:s text:c="2"/>3<text:s text:c="2"/><text:span text:style-name="style2">//<text:s text:c="6"/>построений для моделирования механики движения корабля,</text:span></text:h>
      <text:h text:style-name="Default"><text:s text:c="2"/>4<text:s text:c="2"/><text:span text:style-name="style2">//<text:s text:c="6"/>-- независимо существующая прорисовка корпуса корабля</text:span></text:h>
      <text:h text:style-name="Default"><text:s text:c="2"/>5<text:s text:c="2"/><text:span text:style-name="style2">//<text:s text:c="6"/>-- удерживается на экране и активизируется мышкой и таймером</text:span></text:h>
      <text:h text:style-name="Default"><text:s text:c="2"/>6<text:s text:c="2"/><text:span text:style-name="style2">//</text:span></text:h>
      <text:h text:style-name="Default"><text:s text:c="2"/>7<text:s text:c="2"/><text:span text:style-name="style2">//<text:s text:c="56"/>©2018-08-22 Иерусалим</text:span></text:h>
      <text:h text:style-name="Default"><text:s text:c="2"/>8<text:s text:c="2"/><text:span text:style-name="style2">//</text:span></text:h>
      <text:h text:style-name="Default"><text:s text:c="2"/>9<text:s text:c="2"/><text:span text:style-name="style9">#include "Aurora.h"<text:s text:c="7"/></text:span><text:span text:style-name="style2">// объекты и производные операции с корпусом на волне</text:span></text:h>
      <text:h text:style-name="Default"><text:s text:c="1"/>10<text:s text:c="2"/><text:s text:c="26"/><text:span text:style-name="style2">// + дополнения графической среды OpenGL-Window:Place</text:span></text:h>
      <text:h text:style-name="Default"><text:s text:c="1"/>11<text:s text:c="2"/><text:span text:style-name="style5">static int </text:span><text:span text:style-name="style2">//Board=0,<text:s text:c="7"/>// 'о' штевни; '-' левый и '+' правый борт</text:span></text:h>
      <text:h text:style-name="Default"><text:s text:c="1"/>12<text:s text:c="2"/><text:s text:c="11"/><text:span text:style-name="style11">Level</text:span><text:span text:style-name="style10">=-</text:span><text:span text:style-name="style4">2</text:span><text:span text:style-name="style10">,<text:s text:c="8"/></text:span><text:span text:style-name="style2">// -2-днище -1-вода 0-ватерлиния 1-смочен 2-сухой</text:span></text:h>
      <text:h text:style-name="Default"><text:s text:c="1"/>13<text:s text:c="2"/><text:s text:c="11"/><text:span text:style-name="style11">wLine</text:span><text:span text:style-name="style10">=</text:span><text:span text:style-name="style4">1</text:span><text:span text:style-name="style10">;<text:s text:c="9"/></text:span><text:span text:style-name="style2">// -1-ниже; +1-выше цвета конструктивной ватерлинии</text:span></text:h>
      <text:h text:style-name="Default"><text:s text:c="1"/>14<text:s text:c="2"/><text:span text:style-name="style2">//atic Flex wL;<text:s text:c="13"/>// изменчивые отрезки фрагментов ватерлинии</text:span></text:h>
      <text:h text:style-name="Default"><text:s text:c="1"/>15<text:s text:c="2"/><text:s text:c="28"/><text:span text:style-name="style2">// по уровню воды в шпациях левого/правого борта</text:span></text:h>
      <text:h text:style-name="Default"><text:s text:c="1"/>16<text:s text:c="2"/><text:span text:style-name="style5">static bool </text:span><text:span text:style-name="style11">drawHull</text:span><text:span text:style-name="style10">=</text:span><text:span text:style-name="style5">false</text:span><text:span text:style-name="style10">, </text:span><text:span text:style-name="style2">// прорисовка корпуса | гидродинамический процесс</text:span></text:h>
      <text:h text:style-name="Default"><text:s text:c="1"/>17<text:s text:c="2"/><text:s text:c="12"/><text:span text:style-name="style11">Part</text:span><text:span text:style-name="style10">=</text:span><text:span text:style-name="style5">false</text:span><text:span text:style-name="style10">;<text:s text:c="5"/></text:span><text:span text:style-name="style2">// false= днище и ватерлиния; true= надводный борт</text:span></text:h>
      <text:h text:style-name="Default"><text:s text:c="1"/>18<text:s text:c="2"/><text:span text:style-name="style2">//atic Real ArLen=0.1;<text:s text:c="6"/>// относительная длина для стрелок на шпациях</text:span></text:h>
      <text:h text:style-name="Default"><text:s text:c="1"/>19<text:s text:c="2"/></text:h>
      <text:h text:style-name="Default"><text:s text:c="1"/>20<text:s text:c="2"/><text:span text:style-name="style11">Vertex</text:span><text:span text:style-name="style10">::</text:span><text:span text:style-name="style11">Vertex</text:span><text:span text:style-name="style10">( </text:span><text:span text:style-name="style11">_Vector _a_ </text:span><text:span text:style-name="style10">) </text:span><text:span text:style-name="style2">// { *this=V; }<text:s text:c="2"/>// конструктор и собственно</text:span></text:h>
      <text:h text:style-name="Default"><text:s text:c="1"/>21<text:s text:c="2"/><text:s text:c="1"/><text:span text:style-name="style10">{ </text:span><text:span text:style-name="style11">w</text:span><text:span text:style-name="style10">=</text:span><text:span text:style-name="style11">Storm</text:span><text:span text:style-name="style10">-&gt;</text:span><text:span text:style-name="style11">Value</text:span><text:span text:style-name="style10">( </text:span><text:span text:style-name="style11">Point</text:span><text:span text:style-name="style10">::</text:span><text:span text:style-name="style5">operator</text:span><text:span text:style-name="style10">=(</text:span><text:span text:style-name="style11">Vessel</text:span><text:span text:style-name="style10">-&gt;</text:span><text:span text:style-name="style11">out</text:span><text:span text:style-name="style10">( </text:span><text:span text:style-name="style5">Vector</text:span><text:span text:style-name="style10">::</text:span><text:span text:style-name="style5">operator</text:span><text:span text:style-name="style10">=(</text:span><text:span text:style-name="style11">_a_</text:span><text:span text:style-name="style10">) )) ); }</text:span></text:h>
      <text:h text:style-name="Default"><text:s text:c="1"/>22<text:s text:c="2"/><text:span text:style-name="style11">Vertex</text:span><text:span text:style-name="style10">&amp; </text:span><text:span text:style-name="style11">Vertex</text:span><text:span text:style-name="style10">::</text:span><text:span text:style-name="style5">operator </text:span><text:span text:style-name="style10">= ( </text:span><text:span text:style-name="style11">_Vector _a_ </text:span><text:span text:style-name="style10">){ </text:span><text:span text:style-name="style5">return </text:span><text:span text:style-name="style10">*</text:span><text:span text:style-name="style5">this </text:span><text:span text:style-name="style10">= </text:span><text:span text:style-name="style11">_a_</text:span><text:span text:style-name="style10">; }</text:span></text:h>
      <text:h text:style-name="Default"><text:s text:c="1"/>23<text:s text:c="2"/></text:h>
      <text:h text:style-name="Default"><text:s text:c="1"/>24<text:s text:c="2"/><text:span text:style-name="style5">void </text:span><text:span text:style-name="style11">Hull</text:span><text:span text:style-name="style10">::</text:span><text:span text:style-name="style11">drawTriangle</text:span><text:span text:style-name="style10">(</text:span><text:span text:style-name="style11">_Vertex a</text:span><text:span text:style-name="style10">,</text:span><text:span text:style-name="style11">_Vertex b</text:span><text:span text:style-name="style10">,</text:span><text:span text:style-name="style11">_Vertex c </text:span><text:span text:style-name="style10">) </text:span><text:span text:style-name="style2">// отработка трёх точек</text:span></text:h>
      <text:h text:style-name="Default"><text:s text:c="1"/>25<text:s text:c="2"/><text:span text:style-name="style10">{ </text:span><text:span text:style-name="style5">if</text:span><text:span text:style-name="style10">( !</text:span><text:span text:style-name="style11">drawHull </text:span><text:span text:style-name="style10">)</text:span><text:span text:style-name="style11">Three</text:span><text:span text:style-name="style10">( </text:span><text:span text:style-name="style11">Level</text:span><text:span text:style-name="style10">,</text:span><text:span text:style-name="style11">a</text:span><text:span text:style-name="style10">,</text:span><text:span text:style-name="style11">b</text:span><text:span text:style-name="style10">,</text:span><text:span text:style-name="style11">c </text:span><text:span text:style-name="style10">);<text:s text:c="4"/></text:span><text:span text:style-name="style2">// единожды производится динамический</text:span></text:h>
      <text:h text:style-name="Default"><text:s text:c="1"/>26<text:s text:c="2"/><text:s text:c="2"/><text:span text:style-name="style5">else<text:s text:c="36"/></text:span><text:span text:style-name="style2">//<text:s text:c="2"/>перерасчет характеристик обводов</text:span></text:h>
      <text:h text:style-name="Default"><text:s text:c="1"/>27<text:s text:c="2"/><text:s text:c="2"/><text:span text:style-name="style10">{ </text:span><text:span text:style-name="style5">const byte </text:span><text:span text:style-name="style11">Mode</text:span><text:span text:style-name="style10">=</text:span><text:span text:style-name="style11">DrawMode</text:span><text:span text:style-name="style10">&amp;</text:span><text:span text:style-name="style4">3</text:span><text:span text:style-name="style10">;<text:s text:c="11"/></text:span><text:span text:style-name="style2">//<text:s text:c="2"/>для полупрозрачной картинки нужна</text:span></text:h>
      <text:h text:style-name="Default"><text:s text:c="1"/>28<text:s text:c="2"/><text:s text:c="4"/><text:span text:style-name="style5">if</text:span><text:span text:style-name="style10">( !</text:span><text:span text:style-name="style11">Part </text:span><text:span text:style-name="style10">&amp;&amp; </text:span><text:span text:style-name="style11">Level</text:span><text:span text:style-name="style10">&gt;</text:span><text:span text:style-name="style4">0 </text:span><text:span text:style-name="style10">|| </text:span><text:span text:style-name="style11">Part </text:span><text:span text:style-name="style10">&amp;&amp; </text:span><text:span text:style-name="style11">Level</text:span><text:span text:style-name="style10">&lt;=</text:span><text:span text:style-name="style4">0 </text:span><text:span text:style-name="style10">|| !</text:span><text:span text:style-name="style11">Level </text:span><text:span text:style-name="style10">&amp;&amp; </text:span><text:span text:style-name="style11">Mode</text:span><text:span text:style-name="style10">&gt;</text:span><text:span text:style-name="style4">2 </text:span><text:span text:style-name="style10">)</text:span><text:span text:style-name="style5">return</text:span><text:span text:style-name="style10">;</text:span></text:h>
      <text:h text:style-name="Default"><text:s text:c="1"/>29<text:s text:c="2"/><text:span text:style-name="style2">//<text:s text:c="2"/>int wLine = a.z&gt;0 &amp;&amp; b.z&gt;0 &amp;&amp; c.z&gt;0 ? 1:-1;<text:s text:c="3"/>// двухэтапная перепрорисовка</text:span></text:h>
      <text:h text:style-name="Default"><text:s text:c="1"/>30<text:s text:c="2"/><text:s text:c="4"/><text:span text:style-name="style11">color</text:span><text:span text:style-name="style10">( !</text:span><text:span text:style-name="style11">Level</text:span><text:span text:style-name="style10">?</text:span><text:span text:style-name="style11">lightblue<text:s text:c="15"/></text:span><text:span text:style-name="style2">// поверхность действующей ватерлинии</text:span></text:h>
      <text:h text:style-name="Default"><text:s text:c="1"/>31<text:s text:c="2"/><text:s text:c="11"/><text:span text:style-name="style10">: (</text:span><text:span text:style-name="style11">wLine</text:span><text:span text:style-name="style10">&lt;</text:span><text:span text:style-name="style4">0</text:span><text:span text:style-name="style10">?</text:span><text:span text:style-name="style11">green</text:span><text:span text:style-name="style10">:</text:span><text:span text:style-name="style11">dimgray</text:span><text:span text:style-name="style10">),<text:s text:c="5"/></text:span><text:span text:style-name="style2">// подводные обводы и надводный борт</text:span></text:h>
      <text:h text:style-name="Default"><text:s text:c="1"/>32<text:s text:c="2"/><text:s text:c="9"/><text:span text:style-name="style10">( </text:span><text:span text:style-name="style11">abs</text:span><text:span text:style-name="style10">( </text:span><text:span text:style-name="style11">Level </text:span><text:span text:style-name="style10">)&lt;</text:span><text:span text:style-name="style4">2</text:span><text:span text:style-name="style10">?</text:span><text:span text:style-name="style4">0.75</text:span><text:span text:style-name="style10">:</text:span><text:span text:style-name="style4">1.0 </text:span><text:span text:style-name="style10">)*( </text:span><text:span text:style-name="style11">Level</text:span><text:span text:style-name="style10">&gt;</text:span><text:span text:style-name="style4">0</text:span><text:span text:style-name="style10">&amp;&amp;</text:span><text:span text:style-name="style11">wLine</text:span><text:span text:style-name="style10">&lt;</text:span><text:span text:style-name="style4">0</text:span><text:span text:style-name="style10">?-</text:span><text:span text:style-name="style4">0.25</text:span><text:span text:style-name="style10">:<text:s text:c="5"/></text:span><text:span text:style-name="style2">// затенение</text:span></text:h>
      <text:h text:style-name="Default"><text:s text:c="1"/>33<text:s text:c="2"/><text:s text:c="39"/><text:span text:style-name="style11">Level</text:span><text:span text:style-name="style10">&lt;</text:span><text:span text:style-name="style4">0</text:span><text:span text:style-name="style10">&amp;&amp;</text:span><text:span text:style-name="style11">wLine</text:span><text:span text:style-name="style10">&gt;</text:span><text:span text:style-name="style4">0</text:span><text:span text:style-name="style10">?-</text:span><text:span text:style-name="style4">0.15</text:span><text:span text:style-name="style10">:</text:span><text:span text:style-name="style4">0.0 </text:span><text:span text:style-name="style10">), </text:span><text:span text:style-name="style2">//<text:s text:c="4"/>воды</text:span></text:h>
      <text:h text:style-name="Default"><text:s text:c="1"/>34<text:s text:c="2"/><text:s text:c="15"/><text:span text:style-name="style10">!</text:span><text:span text:style-name="style11">Level </text:span><text:span text:style-name="style10">? (</text:span><text:span text:style-name="style11">Mode</text:span><text:span text:style-name="style10">&amp;&amp;</text:span><text:span text:style-name="style11">Mode</text:span><text:span text:style-name="style10">&lt;</text:span><text:span text:style-name="style4">3</text:span><text:span text:style-name="style10">?</text:span><text:span text:style-name="style4">0.7</text:span><text:span text:style-name="style10">:</text:span><text:span text:style-name="style4">0.2 </text:span><text:span text:style-name="style10">) :<text:s text:c="8"/></text:span><text:span text:style-name="style2">// прозрачность борта</text:span></text:h>
      <text:h text:style-name="Default"><text:s text:c="1"/>35<text:s text:c="2"/><text:s text:c="17"/><text:span text:style-name="style10">( </text:span><text:span text:style-name="style11">Level</text:span><text:span text:style-name="style10">&gt;</text:span><text:span text:style-name="style4">0 </text:span><text:span text:style-name="style10">? ( </text:span><text:span text:style-name="style11">Mode</text:span><text:span text:style-name="style10">&gt;</text:span><text:span text:style-name="style4">2</text:span><text:span text:style-name="style10">?</text:span><text:span text:style-name="style4">0.8</text:span><text:span text:style-name="style10">:</text:span><text:span text:style-name="style4">0.2 </text:span><text:span text:style-name="style10">) :<text:s text:c="8"/></text:span><text:span text:style-name="style2">// настраивается по</text:span></text:h>
      <text:h text:style-name="Default"><text:s text:c="1"/>36<text:s text:c="2"/><text:s text:c="29"/><text:span text:style-name="style10">( </text:span><text:span text:style-name="style11">Mode</text:span><text:span text:style-name="style10">&gt;</text:span><text:span text:style-name="style4">1</text:span><text:span text:style-name="style10">?</text:span><text:span text:style-name="style4">0.9</text:span><text:span text:style-name="style10">:</text:span><text:span text:style-name="style4">0.2 </text:span><text:span text:style-name="style10">) ) );<text:s text:c="5"/></text:span><text:span text:style-name="style2">// режиму визуализации</text:span></text:h>
      <text:h text:style-name="Default"><text:s text:c="1"/>37<text:s text:c="2"/><text:s text:c="3"/><text:span text:style-name="style5">const </text:span><text:span text:style-name="style11">Point </text:span><text:span text:style-name="style10">&amp;</text:span><text:span text:style-name="style11">A</text:span><text:span text:style-name="style10">=(</text:span><text:span text:style-name="style11">Point</text:span><text:span text:style-name="style10">)</text:span><text:span text:style-name="style11">a</text:span><text:span text:style-name="style10">,&amp;</text:span><text:span text:style-name="style11">B</text:span><text:span text:style-name="style10">=(</text:span><text:span text:style-name="style11">Point</text:span><text:span text:style-name="style10">)</text:span><text:span text:style-name="style11">b</text:span><text:span text:style-name="style10">,&amp;</text:span><text:span text:style-name="style11">C</text:span><text:span text:style-name="style10">=(</text:span><text:span text:style-name="style11">Point</text:span><text:span text:style-name="style10">)</text:span><text:span text:style-name="style11">c</text:span><text:span text:style-name="style10">; </text:span><text:span text:style-name="style11">glNormal3dv</text:span><text:span text:style-name="style10">( (</text:span><text:span text:style-name="style11">B</text:span><text:span text:style-name="style10">-</text:span><text:span text:style-name="style11">A</text:span><text:span text:style-name="style10">)*(</text:span><text:span text:style-name="style11">C</text:span><text:span text:style-name="style10">-</text:span><text:span text:style-name="style11">A</text:span><text:span text:style-name="style10">) );</text:span></text:h>
      <text:h text:style-name="Default"><text:s text:c="1"/>38<text:s text:c="2"/><text:s text:c="4"/><text:span text:style-name="style11">glBegin</text:span><text:span text:style-name="style10">( </text:span><text:span text:style-name="style11">DrawMode</text:span><text:span text:style-name="style10">&amp;</text:span><text:span text:style-name="style4">4</text:span><text:span text:style-name="style10">?</text:span><text:span text:style-name="style11">GL_LINE_LOOP</text:span><text:span text:style-name="style10">:</text:span><text:span text:style-name="style11">GL_TRIANGLES </text:span><text:span text:style-name="style10">);<text:s text:c="4"/></text:span><text:span text:style-name="style2">// контуры или покрытия</text:span></text:h>
      <text:h text:style-name="Default"><text:s text:c="1"/>39<text:s text:c="2"/><text:s text:c="4"/><text:span text:style-name="style11">glVertex3dv</text:span><text:span text:style-name="style10">( (</text:span><text:span text:style-name="style5">Real</text:span><text:span text:style-name="style10">*)( &amp;</text:span><text:span text:style-name="style11">A </text:span><text:span text:style-name="style10">) ),<text:s text:c="23"/></text:span><text:span text:style-name="style2">// dir ( ?? )</text:span></text:h>
      <text:h text:style-name="Default"><text:s text:c="1"/>40<text:s text:c="2"/><text:s text:c="4"/><text:span text:style-name="style11">glVertex3dv</text:span><text:span text:style-name="style10">( (</text:span><text:span text:style-name="style5">Real</text:span><text:span text:style-name="style10">*)( &amp;</text:span><text:span text:style-name="style11">B </text:span><text:span text:style-name="style10">) ),</text:span></text:h>
      <text:h text:style-name="Default"><text:s text:c="1"/>41<text:s text:c="2"/><text:s text:c="4"/><text:span text:style-name="style11">glVertex3dv</text:span><text:span text:style-name="style10">( (</text:span><text:span text:style-name="style5">Real</text:span><text:span text:style-name="style10">*)( &amp;</text:span><text:span text:style-name="style11">C </text:span><text:span text:style-name="style10">) ); </text:span><text:span text:style-name="style11">glEnd</text:span><text:span text:style-name="style10">();</text:span></text:h>
      <text:h text:style-name="Default"><text:s text:c="1"/>42<text:s text:c="2"/><text:span text:style-name="style9">#if 0<text:s text:c="2"/></text:span><text:span text:style-name="style2">// здесь отладочная визуализация скоростей на элементарных треугольниках</text:span></text:h>
      <text:h text:style-name="Default"><text:s text:c="1"/>43<text:s text:c="2"/><text:span text:style-name="style73">#define _(P) (*((Vector*)(&amp;P)))<text:s text:c="22"/></text:span><text:span text:style-name="style66">// это стрелки ВЛ-нормалей</text:span></text:h>
      <text:h text:style-name="Default"><text:s text:c="1"/>44<text:s text:c="2"/><text:span text:style-name="style65">/*if( !Level )</text:span></text:h>
      <text:h text:style-name="Default"><text:s text:c="1"/>45<text:s text:c="2"/><text:span text:style-name="style65">{ Vector W=( _(A)+_(B)+_(C) )/3.0; arrow( W,W+dir( (A-B)*(A-C) )*5,1,red );</text:span></text:h>
      <text:h text:style-name="Default"><text:s text:c="1"/>46<text:s text:c="2"/><text:span text:style-name="style65">}*/</text:span></text:h>
      <text:h text:style-name="Default"><text:s text:c="1"/>47<text:s text:c="2"/><text:span text:style-name="style69">if</text:span><text:span text:style-name="style74">( </text:span><text:span text:style-name="style75">Level</text:span><text:span text:style-name="style74">&lt;</text:span><text:span text:style-name="style68">0 </text:span><text:span text:style-name="style74">)</text:span></text:h>
      <text:h text:style-name="Default"><text:s text:c="1"/>48<text:s text:c="2"/><text:span text:style-name="style74">{ </text:span><text:span text:style-name="style69">Vector </text:span><text:span text:style-name="style75">m</text:span><text:span text:style-name="style74">=( </text:span><text:span text:style-name="style75">a</text:span><text:span text:style-name="style74">+</text:span><text:span text:style-name="style75">b</text:span><text:span text:style-name="style74">+</text:span><text:span text:style-name="style75">c </text:span><text:span text:style-name="style74">)/</text:span><text:span text:style-name="style68">3.0</text:span><text:span text:style-name="style74">,</text:span><text:span text:style-name="style75">M</text:span><text:span text:style-name="style74">=</text:span><text:span text:style-name="style75">Tensor</text:span><text:span text:style-name="style74">(*</text:span><text:span text:style-name="style69">this</text:span><text:span text:style-name="style74">)*</text:span><text:span text:style-name="style75">m</text:span><text:span text:style-name="style74">; </text:span><text:span text:style-name="style66">// _(A)+_(B)+_(C) )/3.0,</text:span></text:h>
      <text:h text:style-name="Default"><text:s text:c="1"/>49<text:s text:c="2"/><text:s text:c="2"/><text:span text:style-name="style69">Vector </text:span><text:span text:style-name="style75">V</text:span><text:span text:style-name="style74">=(</text:span><text:span text:style-name="style75">Route</text:span><text:span text:style-name="style74">[-</text:span><text:span text:style-name="style68">1</text:span><text:span text:style-name="style74">]-</text:span><text:span text:style-name="style75">Route</text:span><text:span text:style-name="style74">[-</text:span><text:span text:style-name="style68">2</text:span><text:span text:style-name="style74">])/(</text:span><text:span text:style-name="style75">Storm</text:span><text:span text:style-name="style74">-&gt;</text:span><text:span text:style-name="style75">Tstep</text:span><text:span text:style-name="style74">/</text:span><text:span text:style-name="style75">Storm</text:span><text:span text:style-name="style74">-&gt;</text:span><text:span text:style-name="style75">tKrat</text:span><text:span text:style-name="style74">);</text:span></text:h>
      <text:h text:style-name="Default"><text:s text:c="1"/>50<text:s text:c="2"/><text:s text:c="2"/><text:span text:style-name="style69">Vector </text:span><text:span text:style-name="style75">W</text:span><text:span text:style-name="style74">=</text:span><text:span text:style-name="style75">Whirl</text:span><text:span text:style-name="style74">[-</text:span><text:span text:style-name="style68">1</text:span><text:span text:style-name="style74">],</text:span></text:h>
      <text:h text:style-name="Default"><text:s text:c="1"/>51<text:s text:c="2"/><text:s text:c="9"/><text:span text:style-name="style75">n</text:span><text:span text:style-name="style74">=(</text:span><text:span text:style-name="style75">a</text:span><text:span text:style-name="style74">-</text:span><text:span text:style-name="style75">b</text:span><text:span text:style-name="style74">)*(</text:span><text:span text:style-name="style75">a</text:span><text:span text:style-name="style74">-</text:span><text:span text:style-name="style75">c</text:span><text:span text:style-name="style74">),</text:span><text:span text:style-name="style75">N</text:span><text:span text:style-name="style74">=</text:span><text:span text:style-name="style75">Tensor</text:span><text:span text:style-name="style74">(*</text:span><text:span text:style-name="style69">this</text:span><text:span text:style-name="style74">)*</text:span><text:span text:style-name="style75">n</text:span><text:span text:style-name="style74">;</text:span></text:h>
      <text:h text:style-name="Default"><text:s text:c="1"/>52<text:s text:c="2"/><text:span text:style-name="style66">// arrow( M,M+V,0.2,green );<text:s text:c="15"/>// скорость хода - набегающий поток</text:span></text:h>
      <text:h text:style-name="Default"><text:s text:c="1"/>53<text:s text:c="2"/><text:span text:style-name="style66">// arrow( M,M+dir( N ),0.2,red );<text:s text:c="10"/>// единичные нормали к треугольникам</text:span></text:h>
      <text:h text:style-name="Default"><text:s text:c="1"/>54<text:s text:c="2"/><text:s text:c="3"/><text:span text:style-name="style75">arrow</text:span><text:span text:style-name="style74">( </text:span><text:span text:style-name="style75">M</text:span><text:span text:style-name="style74">,</text:span><text:span text:style-name="style75">M</text:span><text:span text:style-name="style74">+</text:span><text:span text:style-name="style75">dir</text:span><text:span text:style-name="style74">(</text:span><text:span text:style-name="style75">N</text:span><text:span text:style-name="style74">)*(</text:span><text:span text:style-name="style75">V</text:span><text:span text:style-name="style74">*</text:span><text:span text:style-name="style75">dir</text:span><text:span text:style-name="style74">(</text:span><text:span text:style-name="style75">N</text:span><text:span text:style-name="style74">)),</text:span><text:span text:style-name="style68">0.2</text:span><text:span text:style-name="style74">,</text:span><text:span text:style-name="style75">blue </text:span><text:span text:style-name="style74">); </text:span><text:span text:style-name="style66">// векторы касательных скоростей</text:span></text:h>
      <text:h text:style-name="Default"><text:s text:c="1"/>55<text:s text:c="2"/><text:span text:style-name="style74">}</text:span></text:h>
      <text:h text:style-name="Default"><text:s text:c="1"/>56<text:s text:c="2"/><text:span text:style-name="style73">#undef _</text:span></text:h>
      <text:h text:style-name="Default"><text:s text:c="1"/>57<text:s text:c="2"/><text:span text:style-name="style9">#endif</text:span></text:h>
      <text:h text:style-name="Default"><text:s text:c="1"/>58<text:s text:c="2"/><text:s text:c="2"/><text:span text:style-name="style10">}</text:span></text:h>
      <text:h text:style-name="Default"><text:s text:c="1"/>59<text:s text:c="2"/><text:span text:style-name="style10">}</text:span></text:h>
      <text:h text:style-name="Default"><text:s text:c="1"/>60<text:s text:c="2"/><text:span text:style-name="style15">//!<text:s text:c="2"/>сборка сортировкой двух фрагментов ватерлинии в интервале одной шпации</text:span></text:h>
      <text:h text:style-name="Default"><text:s text:c="1"/>61<text:s text:c="2"/><text:span text:style-name="style2">//<text:s text:c="11"/>(здесь надо найти локализованное решение по выбору ориентации)</text:span></text:h>
      <text:h text:style-name="Default"><text:s text:c="1"/>62<text:s text:c="2"/><text:span text:style-name="style2">//</text:span></text:h>
      <text:h text:style-name="Default"><text:s text:c="1"/>63<text:s text:c="2"/><text:span text:style-name="style5">void </text:span><text:span text:style-name="style11">Hull</text:span><text:span text:style-name="style10">::</text:span><text:span text:style-name="style11">waterPoints</text:span><text:span text:style-name="style10">( </text:span><text:span text:style-name="style11">_Vector N</text:span><text:span text:style-name="style10">,</text:span><text:span text:style-name="style11">_Vector Q</text:span><text:span text:style-name="style10">,</text:span><text:span text:style-name="style11">_Vector P </text:span><text:span text:style-name="style10">){ </text:span><text:span text:style-name="style11">wL</text:span><text:span text:style-name="style10">+=</text:span><text:span text:style-name="style11">N</text:span><text:span text:style-name="style10">;</text:span></text:h>
      <text:h text:style-name="Default"><text:s text:c="1"/>64<text:s text:c="2"/><text:s text:c="2"/><text:span text:style-name="style5">if</text:span><text:span text:style-name="style10">( (</text:span><text:span text:style-name="style11">Tensor</text:span><text:span text:style-name="style10">(*</text:span><text:span text:style-name="style5">this</text:span><text:span text:style-name="style10">)*(</text:span><text:span text:style-name="style11">N</text:span><text:span text:style-name="style10">*(</text:span><text:span text:style-name="style11">P</text:span><text:span text:style-name="style10">-</text:span><text:span text:style-name="style11">Q</text:span><text:span text:style-name="style10">))).</text:span><text:span text:style-name="style11">z</text:span><text:span text:style-name="style10">&gt;=</text:span><text:span text:style-name="style4">0 </text:span><text:span text:style-name="style10">){ </text:span><text:span text:style-name="style11">wL</text:span><text:span text:style-name="style10">+=</text:span><text:span text:style-name="style11">Q</text:span><text:span text:style-name="style10">; </text:span><text:span text:style-name="style11">wL</text:span><text:span text:style-name="style10">+=</text:span><text:span text:style-name="style11">P</text:span><text:span text:style-name="style10">; } </text:span><text:span text:style-name="style5">else </text:span><text:span text:style-name="style10">{ </text:span><text:span text:style-name="style11">wL</text:span><text:span text:style-name="style10">+=</text:span><text:span text:style-name="style11">P</text:span><text:span text:style-name="style10">; </text:span><text:span text:style-name="style11">wL</text:span><text:span text:style-name="style10">+=</text:span><text:span text:style-name="style11">Q</text:span><text:span text:style-name="style10">; }</text:span></text:h>
      <text:h text:style-name="Default"><text:s text:c="1"/>65<text:s text:c="2"/><text:span text:style-name="style10">}</text:span></text:h>
      <text:h text:style-name="Default"><text:s text:c="1"/>66<text:s text:c="2"/><text:span text:style-name="style5">void </text:span><text:span text:style-name="style11">Hull</text:span><text:span text:style-name="style10">::</text:span><text:span text:style-name="style11">divideTriangle</text:span></text:h>
      <text:h text:style-name="Default"><text:s text:c="1"/>67<text:s text:c="2"/><text:span text:style-name="style10">( </text:span><text:span text:style-name="style11">_Vertex T</text:span><text:span text:style-name="style10">,</text:span><text:span text:style-name="style11">_Real t</text:span><text:span text:style-name="style10">, </text:span><text:span text:style-name="style11">_Vertex R</text:span><text:span text:style-name="style10">,</text:span><text:span text:style-name="style11">_Real r</text:span><text:span text:style-name="style10">, </text:span><text:span text:style-name="style11">_Vertex L</text:span><text:span text:style-name="style10">,</text:span><text:span text:style-name="style11">_Real l </text:span><text:span text:style-name="style10">)</text:span></text:h>
      <text:h text:style-name="Default"><text:s text:c="1"/>68<text:s text:c="2"/><text:span text:style-name="style10">{ </text:span><text:span text:style-name="style11">_Vertex rR</text:span><text:span text:style-name="style10">=(</text:span><text:span text:style-name="style5">Vector</text:span><text:span text:style-name="style10">)</text:span><text:span text:style-name="style11">T</text:span><text:span text:style-name="style10">+(</text:span><text:span text:style-name="style11">R</text:span><text:span text:style-name="style10">-</text:span><text:span text:style-name="style11">T</text:span><text:span text:style-name="style10">)*(</text:span><text:span text:style-name="style11">t</text:span><text:span text:style-name="style10">/(</text:span><text:span text:style-name="style11">t</text:span><text:span text:style-name="style10">-</text:span><text:span text:style-name="style11">r</text:span><text:span text:style-name="style10">)),<text:s text:c="7"/></text:span><text:span text:style-name="style2">// правая точка пересечения ребра</text:span></text:h>
      <text:h text:style-name="Default"><text:s text:c="1"/>69<text:s text:c="2"/><text:s text:c="10"/><text:span text:style-name="style11">lL</text:span><text:span text:style-name="style10">=(</text:span><text:span text:style-name="style5">Vector</text:span><text:span text:style-name="style10">)</text:span><text:span text:style-name="style11">T</text:span><text:span text:style-name="style10">+(</text:span><text:span text:style-name="style11">L</text:span><text:span text:style-name="style10">-</text:span><text:span text:style-name="style11">T</text:span><text:span text:style-name="style10">)*(</text:span><text:span text:style-name="style11">t</text:span><text:span text:style-name="style10">/(</text:span><text:span text:style-name="style11">t</text:span><text:span text:style-name="style10">-</text:span><text:span text:style-name="style11">l</text:span><text:span text:style-name="style10">)); </text:span><text:span text:style-name="style11">Level</text:span><text:span text:style-name="style10">=</text:span><text:span text:style-name="style11">t</text:span><text:span text:style-name="style10">&gt;=</text:span><text:span text:style-name="style4">0</text:span><text:span text:style-name="style10">?-</text:span><text:span text:style-name="style4">1</text:span><text:span text:style-name="style10">:</text:span><text:span text:style-name="style4">1</text:span><text:span text:style-name="style10">;</text:span><text:span text:style-name="style2">// треугольника и левая</text:span></text:h>
      <text:h text:style-name="Default"><text:s text:c="1"/>70<text:s text:c="2"/><text:s text:c="2"/><text:span text:style-name="style5">if</text:span><text:span text:style-name="style10">( </text:span><text:span text:style-name="style11">rR</text:span><text:span text:style-name="style10">!=</text:span><text:span text:style-name="style11">lL </text:span><text:span text:style-name="style10">)</text:span><text:span text:style-name="style11">waterPoints</text:span><text:span text:style-name="style10">( </text:span><text:span text:style-name="style11">dir</text:span><text:span text:style-name="style10">( (</text:span><text:span text:style-name="style11">lL</text:span><text:span text:style-name="style10">-</text:span><text:span text:style-name="style11">T</text:span><text:span text:style-name="style10">)*(</text:span><text:span text:style-name="style11">T</text:span><text:span text:style-name="style10">-</text:span><text:span text:style-name="style11">rR</text:span><text:span text:style-name="style10">) ),</text:span><text:span text:style-name="style11">lL</text:span><text:span text:style-name="style10">,</text:span><text:span text:style-name="style11">rR </text:span><text:span text:style-name="style10">); </text:span><text:span text:style-name="style2">// +++</text:span></text:h>
      <text:h text:style-name="Default"><text:s text:c="1"/>71<text:s text:c="2"/><text:s text:c="10"/><text:span text:style-name="style11">drawTriangle</text:span><text:span text:style-name="style10">( </text:span><text:span text:style-name="style11">T</text:span><text:span text:style-name="style10">,</text:span><text:span text:style-name="style11">rR</text:span><text:span text:style-name="style10">,</text:span><text:span text:style-name="style11">lL </text:span><text:span text:style-name="style10">);</text:span></text:h>
      <text:h text:style-name="Default"><text:s text:c="1"/>72<text:s text:c="2"/><text:s text:c="2"/><text:span text:style-name="style5">if</text:span><text:span text:style-name="style10">( !</text:span><text:span text:style-name="style11">l </text:span><text:span text:style-name="style10">&amp;&amp; !</text:span><text:span text:style-name="style11">r </text:span><text:span text:style-name="style10">)</text:span><text:span text:style-name="style5">return</text:span><text:span text:style-name="style10">;<text:s text:c="17"/></text:span><text:span text:style-name="style11">Level</text:span><text:span text:style-name="style10">=</text:span><text:span text:style-name="style11">t</text:span><text:span text:style-name="style10">&lt;</text:span><text:span text:style-name="style4">0</text:span><text:span text:style-name="style10">?-</text:span><text:span text:style-name="style4">1</text:span><text:span text:style-name="style10">:</text:span><text:span text:style-name="style4">1</text:span><text:span text:style-name="style10">;</text:span></text:h>
      <text:h text:style-name="Default"><text:s text:c="1"/>73<text:s text:c="2"/><text:s text:c="2"/><text:span text:style-name="style5">if</text:span><text:span text:style-name="style10">( !</text:span><text:span text:style-name="style11">l </text:span><text:span text:style-name="style10">)</text:span><text:span text:style-name="style11">drawTriangle</text:span><text:span text:style-name="style10">( </text:span><text:span text:style-name="style11">L</text:span><text:span text:style-name="style10">,</text:span><text:span text:style-name="style11">rR</text:span><text:span text:style-name="style10">,</text:span><text:span text:style-name="style11">R </text:span><text:span text:style-name="style10">); </text:span><text:span text:style-name="style5">else</text:span></text:h>
      <text:h text:style-name="Default"><text:s text:c="1"/>74<text:s text:c="2"/><text:s text:c="2"/><text:span text:style-name="style5">if</text:span><text:span text:style-name="style10">( !</text:span><text:span text:style-name="style11">r </text:span><text:span text:style-name="style10">)</text:span><text:span text:style-name="style11">drawTriangle</text:span><text:span text:style-name="style10">( </text:span><text:span text:style-name="style11">R</text:span><text:span text:style-name="style10">,</text:span><text:span text:style-name="style11">L</text:span><text:span text:style-name="style10">,</text:span><text:span text:style-name="style11">lL </text:span><text:span text:style-name="style10">); </text:span><text:span text:style-name="style5">else</text:span></text:h>
      <text:h text:style-name="Default"><text:s text:c="1"/>75<text:s text:c="2"/><text:s text:c="2"/><text:span text:style-name="style5">if</text:span><text:span text:style-name="style10">( </text:span><text:span text:style-name="style11">fabs</text:span><text:span text:style-name="style10">( </text:span><text:span text:style-name="style11">r </text:span><text:span text:style-name="style10">)&gt;</text:span><text:span text:style-name="style11">fabs</text:span><text:span text:style-name="style10">( </text:span><text:span text:style-name="style11">l </text:span><text:span text:style-name="style10">) )</text:span><text:span text:style-name="style11">drawTriangle</text:span><text:span text:style-name="style10">( </text:span><text:span text:style-name="style11">R</text:span><text:span text:style-name="style10">,</text:span><text:span text:style-name="style11">L</text:span><text:span text:style-name="style10">,</text:span><text:span text:style-name="style11">lL </text:span><text:span text:style-name="style10">),</text:span><text:span text:style-name="style11">drawTriangle</text:span><text:span text:style-name="style10">( </text:span><text:span text:style-name="style11">R</text:span><text:span text:style-name="style10">,</text:span><text:span text:style-name="style11">lL</text:span><text:span text:style-name="style10">,</text:span><text:span text:style-name="style11">rR </text:span><text:span text:style-name="style10">);</text:span></text:h>
      <text:h text:style-name="Default"><text:s text:c="1"/>76<text:s text:c="2"/><text:s text:c="22"/><text:span text:style-name="style5">else </text:span><text:span text:style-name="style11">drawTriangle</text:span><text:span text:style-name="style10">( </text:span><text:span text:style-name="style11">L</text:span><text:span text:style-name="style10">,</text:span><text:span text:style-name="style11">lL</text:span><text:span text:style-name="style10">,</text:span><text:span text:style-name="style11">rR </text:span><text:span text:style-name="style10">),</text:span><text:span text:style-name="style11">drawTriangle</text:span><text:span text:style-name="style10">( </text:span><text:span text:style-name="style11">L</text:span><text:span text:style-name="style10">,</text:span><text:span text:style-name="style11">rR</text:span><text:span text:style-name="style10">,</text:span><text:span text:style-name="style11">R </text:span><text:span text:style-name="style10">);</text:span></text:h>
      <text:h text:style-name="Default"><text:s text:c="1"/>77<text:s text:c="2"/><text:span text:style-name="style10">}</text:span></text:h>
      <text:h text:style-name="Default"><text:s text:c="1"/>78<text:s text:c="2"/><text:span text:style-name="style5">void </text:span><text:span text:style-name="style11">Hull</text:span><text:span text:style-name="style10">::</text:span><text:span text:style-name="style11">Triangle</text:span><text:span text:style-name="style10">( </text:span><text:span text:style-name="style11">Vertex a</text:span><text:span text:style-name="style10">,</text:span><text:span text:style-name="style11">Vertex b</text:span><text:span text:style-name="style10">,</text:span><text:span text:style-name="style11">Vertex c </text:span><text:span text:style-name="style10">)<text:s text:c="5"/></text:span><text:span text:style-name="style2">// обработка треугольника</text:span></text:h>
      <text:h text:style-name="Default"><text:s text:c="1"/>79<text:s text:c="2"/><text:span text:style-name="style10">{ </text:span><text:span text:style-name="style5">if</text:span><text:span text:style-name="style10">( </text:span><text:span text:style-name="style11">a</text:span><text:span text:style-name="style10">.</text:span><text:span text:style-name="style11">y </text:span><text:span text:style-name="style10">|| </text:span><text:span text:style-name="style11">b</text:span><text:span text:style-name="style10">.</text:span><text:span text:style-name="style11">y </text:span><text:span text:style-name="style10">|| </text:span><text:span text:style-name="style11">c</text:span><text:span text:style-name="style10">.</text:span><text:span text:style-name="style11">y </text:span><text:span text:style-name="style10">)<text:s text:c="12"/></text:span><text:span text:style-name="style2">// ~~ далее точки на базисе открытого моря</text:span></text:h>
      <text:h text:style-name="Default"><text:s text:c="1"/>80<text:s text:c="2"/><text:s text:c="2"/><text:span text:style-name="style10">{ </text:span><text:span text:style-name="style5">Real </text:span><text:span text:style-name="style11">aZ</text:span><text:span text:style-name="style10">=</text:span><text:span text:style-name="style11">a</text:span><text:span text:style-name="style10">.</text:span><text:span text:style-name="style11">w</text:span><text:span text:style-name="style10">-</text:span><text:span text:style-name="style11">a</text:span><text:span text:style-name="style10">.</text:span><text:span text:style-name="style11">Z</text:span><text:span text:style-name="style10">,<text:s text:c="17"/></text:span><text:span text:style-name="style2">// (+)погружение (-)борт над водой = метка</text:span></text:h>
      <text:h text:style-name="Default"><text:s text:c="1"/>81<text:s text:c="2"/><text:s text:c="9"/><text:span text:style-name="style11">bZ</text:span><text:span text:style-name="style10">=</text:span><text:span text:style-name="style11">b</text:span><text:span text:style-name="style10">.</text:span><text:span text:style-name="style11">w</text:span><text:span text:style-name="style10">-</text:span><text:span text:style-name="style11">b</text:span><text:span text:style-name="style10">.</text:span><text:span text:style-name="style11">Z</text:span><text:span text:style-name="style10">,<text:s text:c="17"/></text:span><text:span text:style-name="style2">// обшивке под/над действующей ватерлинией</text:span></text:h>
      <text:h text:style-name="Default"><text:s text:c="1"/>82<text:s text:c="2"/><text:s text:c="9"/><text:span text:style-name="style11">cZ</text:span><text:span text:style-name="style10">=</text:span><text:span text:style-name="style11">c</text:span><text:span text:style-name="style10">.</text:span><text:span text:style-name="style11">w</text:span><text:span text:style-name="style10">-</text:span><text:span text:style-name="style11">c</text:span><text:span text:style-name="style10">.</text:span><text:span text:style-name="style11">Z</text:span><text:span text:style-name="style10">;<text:s text:c="17"/></text:span><text:span text:style-name="style2">// WL на подъем или спуск?</text:span></text:h>
      <text:h text:style-name="Default"><text:s text:c="1"/>83<text:s text:c="2"/><text:span text:style-name="style2">//<text:s text:c="2"/>if( aZ==0.0 &amp;&amp; bZ==0.0 &amp;&amp; cZ==0.0 )return;<text:s text:c="7"/>// значит будут повторения</text:span></text:h>
      <text:h text:style-name="Default"><text:s text:c="1"/>84<text:s text:c="2"/><text:span text:style-name="style2">//<text:s text:c="2"/>wLine = a.z&gt;=0.0 &amp;&amp; b.z&gt;=0.0 &amp;&amp; c.z&gt;=0.0 ? 1:-1; //<text:s text:c="2"/>действующая ватерлиния</text:span></text:h>
      <text:h text:style-name="Default"><text:s text:c="1"/>85<text:s text:c="2"/><text:s text:c="4"/><text:span text:style-name="style11">wLine </text:span><text:span text:style-name="style10">= </text:span><text:span text:style-name="style11">a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+</text:span><text:span text:style-name="style11">c</text:span><text:span text:style-name="style10">.</text:span><text:span text:style-name="style11">z</text:span><text:span text:style-name="style10">&gt;=</text:span><text:span text:style-name="style4">0 </text:span><text:span text:style-name="style10">? </text:span><text:span text:style-name="style4">1</text:span><text:span text:style-name="style10">:-</text:span><text:span text:style-name="style4">1</text:span><text:span text:style-name="style10">; </text:span><text:span text:style-name="style2">// здесь пересечений ватерлинии не ожидается</text:span></text:h>
      <text:h text:style-name="Default"><text:s text:c="1"/>86<text:s text:c="2"/><text:s text:c="4"/><text:span text:style-name="style11">Level </text:span><text:span text:style-name="style10">= -</text:span><text:span text:style-name="style4">2</text:span><text:span text:style-name="style10">; </text:span><text:span text:style-name="style2">//wLine*2; //-2;</text:span></text:h>
      <text:h text:style-name="Default"><text:s text:c="1"/>87<text:s text:c="2"/><text:s text:c="4"/><text:span text:style-name="style5">if</text:span><text:span text:style-name="style10">( </text:span><text:span text:style-name="style11">aZ</text:span><text:span text:style-name="style10">==</text:span><text:span text:style-name="style4">0</text:span><text:span text:style-name="style10">&amp;&amp;</text:span><text:span text:style-name="style11">bZ</text:span><text:span text:style-name="style10">==</text:span><text:span text:style-name="style4">0 </text:span><text:span text:style-name="style10">){ </text:span><text:span text:style-name="style5">if</text:span><text:span text:style-name="style10">( </text:span><text:span text:style-name="style11">cZ</text:span><text:span text:style-name="style10">&gt;</text:span><text:span text:style-name="style4">0 </text:span><text:span text:style-name="style10">)</text:span><text:span text:style-name="style11">waterPoints</text:span><text:span text:style-name="style10">( </text:span><text:span text:style-name="style11">dir</text:span><text:span text:style-name="style10">((</text:span><text:span text:style-name="style11">b</text:span><text:span text:style-name="style10">-</text:span><text:span text:style-name="style11">c</text:span><text:span text:style-name="style10">)*(</text:span><text:span text:style-name="style11">c</text:span><text:span text:style-name="style10">-</text:span><text:span text:style-name="style11">a</text:span><text:span text:style-name="style10">)),</text:span><text:span text:style-name="style11">b</text:span><text:span text:style-name="style10">,</text:span><text:span text:style-name="style11">a </text:span><text:span text:style-name="style10">); </text:span><text:span text:style-name="style5">else </text:span><text:span text:style-name="style11">Level</text:span><text:span text:style-name="style10">=</text:span><text:span text:style-name="style4">2</text:span><text:span text:style-name="style10">; } </text:span><text:span text:style-name="style5">else</text:span></text:h>
      <text:h text:style-name="Default"><text:s text:c="1"/>88<text:s text:c="2"/><text:s text:c="4"/><text:span text:style-name="style5">if</text:span><text:span text:style-name="style10">( </text:span><text:span text:style-name="style11">bZ</text:span><text:span text:style-name="style10">==</text:span><text:span text:style-name="style4">0</text:span><text:span text:style-name="style10">&amp;&amp;</text:span><text:span text:style-name="style11">cZ</text:span><text:span text:style-name="style10">==</text:span><text:span text:style-name="style4">0 </text:span><text:span text:style-name="style10">){ </text:span><text:span text:style-name="style5">if</text:span><text:span text:style-name="style10">( </text:span><text:span text:style-name="style11">aZ</text:span><text:span text:style-name="style10">&gt;</text:span><text:span text:style-name="style4">0 </text:span><text:span text:style-name="style10">)</text:span><text:span text:style-name="style11">waterPoints</text:span><text:span text:style-name="style10">( </text:span><text:span text:style-name="style11">dir</text:span><text:span text:style-name="style10">((</text:span><text:span text:style-name="style11">c</text:span><text:span text:style-name="style10">-</text:span><text:span text:style-name="style11">a</text:span><text:span text:style-name="style10">)*(</text:span><text:span text:style-name="style11">a</text:span><text:span text:style-name="style10">-</text:span><text:span text:style-name="style11">b</text:span><text:span text:style-name="style10">)),</text:span><text:span text:style-name="style11">c</text:span><text:span text:style-name="style10">,</text:span><text:span text:style-name="style11">b </text:span><text:span text:style-name="style10">); </text:span><text:span text:style-name="style5">else </text:span><text:span text:style-name="style11">Level</text:span><text:span text:style-name="style10">=</text:span><text:span text:style-name="style4">2</text:span><text:span text:style-name="style10">; } </text:span><text:span text:style-name="style5">else</text:span></text:h>
      <text:h text:style-name="Default"><text:s text:c="1"/>89<text:s text:c="2"/><text:s text:c="4"/><text:span text:style-name="style5">if</text:span><text:span text:style-name="style10">( </text:span><text:span text:style-name="style11">cZ</text:span><text:span text:style-name="style10">==</text:span><text:span text:style-name="style4">0</text:span><text:span text:style-name="style10">&amp;&amp;</text:span><text:span text:style-name="style11">aZ</text:span><text:span text:style-name="style10">==</text:span><text:span text:style-name="style4">0 </text:span><text:span text:style-name="style10">){ </text:span><text:span text:style-name="style5">if</text:span><text:span text:style-name="style10">( </text:span><text:span text:style-name="style11">bZ</text:span><text:span text:style-name="style10">&gt;</text:span><text:span text:style-name="style4">0 </text:span><text:span text:style-name="style10">)</text:span><text:span text:style-name="style11">waterPoints</text:span><text:span text:style-name="style10">( </text:span><text:span text:style-name="style11">dir</text:span><text:span text:style-name="style10">((</text:span><text:span text:style-name="style11">a</text:span><text:span text:style-name="style10">-</text:span><text:span text:style-name="style11">b</text:span><text:span text:style-name="style10">)*(</text:span><text:span text:style-name="style11">b</text:span><text:span text:style-name="style10">-</text:span><text:span text:style-name="style11">c</text:span><text:span text:style-name="style10">)),</text:span><text:span text:style-name="style11">a</text:span><text:span text:style-name="style10">,</text:span><text:span text:style-name="style11">c </text:span><text:span text:style-name="style10">); </text:span><text:span text:style-name="style5">else </text:span><text:span text:style-name="style11">Level</text:span><text:span text:style-name="style10">=</text:span><text:span text:style-name="style4">2</text:span><text:span text:style-name="style10">; } </text:span><text:span text:style-name="style5">else</text:span></text:h>
      <text:h text:style-name="Default"><text:s text:c="1"/>90<text:s text:c="2"/><text:s text:c="4"/><text:span text:style-name="style5">if</text:span><text:span text:style-name="style10">( </text:span><text:span text:style-name="style11">aZ</text:span><text:span text:style-name="style10">&lt;=</text:span><text:span text:style-name="style4">0</text:span><text:span text:style-name="style10">&amp;&amp;</text:span><text:span text:style-name="style11">bZ</text:span><text:span text:style-name="style10">&lt;=</text:span><text:span text:style-name="style4">0</text:span><text:span text:style-name="style10">&amp;&amp;</text:span><text:span text:style-name="style11">cZ</text:span><text:span text:style-name="style10">&lt;=</text:span><text:span text:style-name="style4">0 </text:span><text:span text:style-name="style10">)</text:span><text:span text:style-name="style11">Level</text:span><text:span text:style-name="style10">=</text:span><text:span text:style-name="style4">2</text:span><text:span text:style-name="style10">; </text:span><text:span text:style-name="style5">else<text:s text:c="3"/></text:span><text:span text:style-name="style2">// треугольник целиком над волной</text:span></text:h>
      <text:h text:style-name="Default"><text:s text:c="1"/>91<text:s text:c="2"/><text:s text:c="4"/><text:span text:style-name="style5">if</text:span><text:span text:style-name="style10">( </text:span><text:span text:style-name="style11">aZ</text:span><text:span text:style-name="style10">&gt;=</text:span><text:span text:style-name="style4">0</text:span><text:span text:style-name="style10">&amp;&amp;</text:span><text:span text:style-name="style11">bZ</text:span><text:span text:style-name="style10">&gt;=</text:span><text:span text:style-name="style4">0</text:span><text:span text:style-name="style10">&amp;&amp;</text:span><text:span text:style-name="style11">cZ</text:span><text:span text:style-name="style10">&gt;=</text:span><text:span text:style-name="style4">0 </text:span><text:span text:style-name="style10">)</text:span><text:span text:style-name="style11">Level</text:span><text:span text:style-name="style10">=-</text:span><text:span text:style-name="style4">2</text:span><text:span text:style-name="style10">; </text:span><text:span text:style-name="style5">else<text:s text:c="2"/></text:span><text:span text:style-name="style2">// треугольник полностью под водой</text:span></text:h>
      <text:h text:style-name="Default"><text:s text:c="1"/>92<text:s text:c="2"/><text:s text:c="4"/><text:span text:style-name="style10">{ </text:span><text:span text:style-name="style5">Real </text:span><text:span text:style-name="style11">ab</text:span><text:span text:style-name="style10">=</text:span><text:span text:style-name="style11">aZ</text:span><text:span text:style-name="style10">*</text:span><text:span text:style-name="style11">bZ</text:span><text:span text:style-name="style10">,</text:span><text:span text:style-name="style11">bc</text:span><text:span text:style-name="style10">=</text:span><text:span text:style-name="style11">bZ</text:span><text:span text:style-name="style10">*</text:span><text:span text:style-name="style11">cZ</text:span><text:span text:style-name="style10">,</text:span><text:span text:style-name="style11">ca</text:span><text:span text:style-name="style10">=</text:span><text:span text:style-name="style11">cZ</text:span><text:span text:style-name="style10">*</text:span><text:span text:style-name="style11">aZ</text:span><text:span text:style-name="style10">;<text:s text:c="7"/></text:span><text:span text:style-name="style2">// иначе рассечение по ватерлинии</text:span></text:h>
      <text:h text:style-name="Default"><text:s text:c="1"/>93<text:s text:c="2"/><text:s text:c="6"/><text:span text:style-name="style5">if</text:span><text:span text:style-name="style10">( </text:span><text:span text:style-name="style11">ab</text:span><text:span text:style-name="style10">&lt;</text:span><text:span text:style-name="style4">0</text:span><text:span text:style-name="style10">&amp;&amp;</text:span><text:span text:style-name="style11">ca</text:span><text:span text:style-name="style10">&lt;=</text:span><text:span text:style-name="style4">0 </text:span><text:span text:style-name="style10">){ </text:span><text:span text:style-name="style11">divideTriangle</text:span><text:span text:style-name="style10">( </text:span><text:span text:style-name="style11">a</text:span><text:span text:style-name="style10">,</text:span><text:span text:style-name="style11">aZ</text:span><text:span text:style-name="style10">,</text:span><text:span text:style-name="style11">b</text:span><text:span text:style-name="style10">,</text:span><text:span text:style-name="style11">bZ</text:span><text:span text:style-name="style10">,</text:span><text:span text:style-name="style11">c</text:span><text:span text:style-name="style10">,</text:span><text:span text:style-name="style11">cZ </text:span><text:span text:style-name="style10">); </text:span><text:span text:style-name="style5">return</text:span><text:span text:style-name="style10">; } </text:span><text:span text:style-name="style2">// выбор вершины</text:span></text:h>
      <text:h text:style-name="Default"><text:s text:c="1"/>94<text:s text:c="2"/><text:s text:c="6"/><text:span text:style-name="style5">if</text:span><text:span text:style-name="style10">( </text:span><text:span text:style-name="style11">bc</text:span><text:span text:style-name="style10">&lt;</text:span><text:span text:style-name="style4">0</text:span><text:span text:style-name="style10">&amp;&amp;</text:span><text:span text:style-name="style11">ab</text:span><text:span text:style-name="style10">&lt;=</text:span><text:span text:style-name="style4">0 </text:span><text:span text:style-name="style10">){ </text:span><text:span text:style-name="style11">divideTriangle</text:span><text:span text:style-name="style10">( </text:span><text:span text:style-name="style11">b</text:span><text:span text:style-name="style10">,</text:span><text:span text:style-name="style11">bZ</text:span><text:span text:style-name="style10">,</text:span><text:span text:style-name="style11">c</text:span><text:span text:style-name="style10">,</text:span><text:span text:style-name="style11">cZ</text:span><text:span text:style-name="style10">,</text:span><text:span text:style-name="style11">a</text:span><text:span text:style-name="style10">,</text:span><text:span text:style-name="style11">aZ </text:span><text:span text:style-name="style10">); </text:span><text:span text:style-name="style5">return</text:span><text:span text:style-name="style10">; } </text:span><text:span text:style-name="style2">// треугольника</text:span></text:h>
      <text:h text:style-name="Default"><text:s text:c="1"/>95<text:s text:c="2"/><text:s text:c="6"/><text:span text:style-name="style5">if</text:span><text:span text:style-name="style10">( </text:span><text:span text:style-name="style11">ca</text:span><text:span text:style-name="style10">&lt;</text:span><text:span text:style-name="style4">0</text:span><text:span text:style-name="style10">&amp;&amp;</text:span><text:span text:style-name="style11">bc</text:span><text:span text:style-name="style10">&lt;=</text:span><text:span text:style-name="style4">0 </text:span><text:span text:style-name="style10">){ </text:span><text:span text:style-name="style11">divideTriangle</text:span><text:span text:style-name="style10">( </text:span><text:span text:style-name="style11">c</text:span><text:span text:style-name="style10">,</text:span><text:span text:style-name="style11">cZ</text:span><text:span text:style-name="style10">,</text:span><text:span text:style-name="style11">a</text:span><text:span text:style-name="style10">,</text:span><text:span text:style-name="style11">aZ</text:span><text:span text:style-name="style10">,</text:span><text:span text:style-name="style11">b</text:span><text:span text:style-name="style10">,</text:span><text:span text:style-name="style11">bZ </text:span><text:span text:style-name="style10">); </text:span><text:span text:style-name="style5">return</text:span><text:span text:style-name="style10">; } </text:span><text:span text:style-name="style2">// для деления</text:span></text:h>
      <text:h text:style-name="Default"><text:s text:c="1"/>96<text:s text:c="2"/><text:s text:c="4"/><text:span text:style-name="style10">} </text:span><text:span text:style-name="style11">drawTriangle</text:span><text:span text:style-name="style10">( </text:span><text:span text:style-name="style11">a</text:span><text:span text:style-name="style10">,</text:span><text:span text:style-name="style11">b</text:span><text:span text:style-name="style10">,</text:span><text:span text:style-name="style11">c </text:span><text:span text:style-name="style10">);</text:span></text:h>
      <text:h text:style-name="Default"><text:s text:c="1"/>97<text:s text:c="2"/><text:span text:style-name="style10">} }</text:span></text:h>
      <text:h text:style-name="Default"><text:s text:c="1"/>98<text:s text:c="2"/><text:span text:style-name="style2">//<text:s text:c="4"/>Кинематическая постановка корпуса корабля на объединенное волновое поле</text:span></text:h>
      <text:h text:style-name="Default"><text:s text:c="1"/>99<text:s text:c="2"/><text:span text:style-name="style2">//</text:span></text:h>
      <text:h text:style-name="Default">100<text:s text:c="2"/><text:span text:style-name="style11">Hull</text:span><text:span text:style-name="style10">&amp; </text:span><text:span text:style-name="style11">Hull</text:span><text:span text:style-name="style10">::</text:span><text:span text:style-name="style11">Floating</text:span><text:span text:style-name="style10">( </text:span><text:span text:style-name="style5">bool </text:span><text:span text:style-name="style11">onlyDraw </text:span><text:span text:style-name="style10">)</text:span></text:h>
      <text:h text:style-name="Default">101<text:s text:c="2"/><text:span text:style-name="style10">{ </text:span><text:span text:style-name="style2">// работа с треугольниками обшивки корпуса и фрагментами ватерлинии в шпациях</text:span></text:h>
      <text:h text:style-name="Default">102<text:s text:c="2"/><text:s text:c="2"/><text:span text:style-name="style2">// ~~<text:s text:c="3"/>троекратная дорисовка корпуса по уровням относительно ватерлинии</text:span></text:h>
      <text:h text:style-name="Default">103<text:s text:c="2"/><text:s text:c="2"/><text:span text:style-name="style2">// ~~<text:s text:c="7"/>обусловливается последовательностью наложения прозрачности</text:span></text:h>
      <text:h text:style-name="Default">104<text:s text:c="2"/><text:s text:c="1"/><text:span text:style-name="style5">Vector </text:span><text:span text:style-name="style11">P</text:span><text:span text:style-name="style10">,</text:span><text:span text:style-name="style11">Q</text:span><text:span text:style-name="style10">,</text:span><text:span text:style-name="style11">R</text:span><text:span text:style-name="style10">;</text:span></text:h>
      <text:h text:style-name="Default">105<text:s text:c="2"/><text:s text:c="1"/><text:span text:style-name="style5">int </text:span><text:span text:style-name="style11">i</text:span><text:span text:style-name="style10">,</text:span><text:span text:style-name="style11">k</text:span><text:span text:style-name="style10">; </text:span><text:span text:style-name="style11">Part</text:span><text:span text:style-name="style10">=</text:span><text:span text:style-name="style5">false</text:span><text:span text:style-name="style10">;<text:s text:c="13"/></text:span><text:span text:style-name="style2">// разделение корпуса на прозрачные подуровни</text:span></text:h>
      <text:h text:style-name="Default">106<text:s text:c="2"/><text:s text:c="8"/><text:span text:style-name="style11">drawHull</text:span><text:span text:style-name="style10">=</text:span><text:span text:style-name="style11">onlyDraw</text:span><text:span text:style-name="style10">;<text:s text:c="8"/></text:span><text:span text:style-name="style2">// копия режима расчетов(-) или прорисовки(+)</text:span></text:h>
      <text:h text:style-name="Default">107<text:s text:c="2"/><text:s text:c="2"/><text:span text:style-name="style5">if</text:span><text:span text:style-name="style10">( !</text:span><text:span text:style-name="style11">onlyDraw </text:span><text:span text:style-name="style10">)</text:span><text:span text:style-name="style11">ThreeInitial</text:span><text:span text:style-name="style10">();<text:s text:c="2"/></text:span><text:span text:style-name="style2">// начальная чистка для интегрируемых величин</text:span></text:h>
      <text:h text:style-name="Default">108<text:s text:c="2"/><text:s text:c="2"/><text:span text:style-name="style11">wL</text:span><text:span text:style-name="style10">.</text:span><text:span text:style-name="style11">len</text:span><text:span text:style-name="style10">=</text:span><text:span text:style-name="style4">0</text:span><text:span text:style-name="style10">;<text:s text:c="6"/></text:span><text:span text:style-name="style2">// ватерлиния с нормалями и запутанными разделёнными отрезками</text:span></text:h>
      <text:h text:style-name="Default">109<text:s text:c="2"/><text:span text:style-name="style11">Part_of_hull</text:span><text:span text:style-name="style10">:<text:s text:c="4"/></text:span><text:span text:style-name="style2">// разделение корпуса по уровням надводной и смоченной обшивки</text:span></text:h>
      <text:h text:style-name="Default">110<text:s text:c="2"/><text:s text:c="2"/><text:span text:style-name="style2">//</text:span></text:h>
      <text:h text:style-name="Default">111<text:s text:c="2"/><text:s text:c="2"/><text:span text:style-name="style2">//<text:s text:c="2"/>...транцы на штевнях должны отрабатываться вогнутыми контурами... !!!</text:span></text:h>
      <text:h text:style-name="Default">112<text:s text:c="2"/><text:s text:c="2"/><text:span text:style-name="style2">//</text:span></text:h>
      <text:h text:style-name="Default">113<text:s text:c="2"/><text:s text:c="2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4">1</text:span><text:span text:style-name="style10">; </text:span><text:span text:style-name="style11">k</text:span><text:span text:style-name="style10">++ ){ </text:span><text:span text:style-name="style11">Flex </text:span><text:span text:style-name="style10">&amp;</text:span><text:span text:style-name="style11">S</text:span><text:span text:style-name="style10">=</text:span><text:span text:style-name="style11">k</text:span><text:span text:style-name="style10">?</text:span><text:span text:style-name="style11">Stem</text:span><text:span text:style-name="style10">:</text:span><text:span text:style-name="style11">Stern</text:span><text:span text:style-name="style10">;</text:span></text:h>
      <text:h text:style-name="Default">114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Q</text:span><text:span text:style-name="style10">=</text:span><text:span text:style-name="style11">S</text:span><text:span text:style-name="style10">[</text:span><text:span text:style-name="style11">i</text:span><text:span text:style-name="style10">];</text:span></text:h>
      <text:h text:style-name="Default">115<text:s text:c="2"/><text:s text:c="6"/><text:span text:style-name="style5">if</text:span><text:span text:style-name="style10">( </text:span><text:span text:style-name="style11">k </text:span><text:span text:style-name="style10">)</text:span><text:span text:style-name="style11">Q</text:span><text:span text:style-name="style10">.</text:span><text:span text:style-name="style11">y</text:span><text:span text:style-name="style10">=-</text:span><text:span text:style-name="style11">Q</text:span><text:span text:style-name="style10">.</text:span><text:span text:style-name="style11">y</text:span><text:span text:style-name="style10">;</text:span></text:h>
      <text:h text:style-name="Default">116<text:s text:c="2"/><text:s text:c="6"/><text:span text:style-name="style5">if</text:span><text:span text:style-name="style10">( </text:span><text:span text:style-name="style11">i</text:span><text:span text:style-name="style10">&gt;</text:span><text:span text:style-name="style4">0 </text:span><text:span text:style-name="style10">){ </text:span><text:span text:style-name="style5">if</text:span><text:span text:style-name="style10">( </text:span><text:span text:style-name="style11">P</text:span><text:span text:style-name="style10">.</text:span><text:span text:style-name="style11">y </text:span><text:span text:style-name="style10">)</text:span><text:span text:style-name="style11">Triangle</text:span><text:span text:style-name="style10">( </text:span><text:span text:style-name="style11">P</text:span><text:span text:style-name="style10">,~</text:span><text:span text:style-name="style11">P</text:span><text:span text:style-name="style10">,~</text:span><text:span text:style-name="style11">Q </text:span><text:span text:style-name="style10">);</text:span></text:h>
      <text:h text:style-name="Default">117<text:s text:c="2"/><text:s text:c="17"/><text:span text:style-name="style5">if</text:span><text:span text:style-name="style10">( </text:span><text:span text:style-name="style11">Q</text:span><text:span text:style-name="style10">.</text:span><text:span text:style-name="style11">y </text:span><text:span text:style-name="style10">)</text:span><text:span text:style-name="style11">Triangle</text:span><text:span text:style-name="style10">( </text:span><text:span text:style-name="style11">Q</text:span><text:span text:style-name="style10">,</text:span><text:span text:style-name="style11">P</text:span><text:span text:style-name="style10">,~</text:span><text:span text:style-name="style11">Q </text:span><text:span text:style-name="style10">); } </text:span><text:span text:style-name="style11">P</text:span><text:span text:style-name="style10">=</text:span><text:span text:style-name="style11">Q</text:span><text:span text:style-name="style10">;</text:span></text:h>
      <text:h text:style-name="Default">118<text:s text:c="2"/><text:s text:c="2"/><text:span text:style-name="style10">} }</text:span></text:h>
      <text:h text:style-name="Default">119<text:s text:c="2"/><text:s text:c="2"/><text:span text:style-name="style2">//<text:s text:c="3"/>собственно цикл покрытия оболочки бортовой обшивки</text:span></text:h>
      <text:h text:style-name="Default">120<text:s text:c="2"/><text:s text:c="2"/><text:span text:style-name="style2">//<text:s text:c="3"/>по шпациям между теоретическими шпангоутами корпуса</text:span></text:h>
      <text:h text:style-name="Default">121<text:s text:c="2"/><text:s text:c="2"/><text:span text:style-name="style2">//</text:span></text:h>
      <text:h text:style-name="Default">122<text:s text:c="2"/><text:s text:c="2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<text:s text:c="20"/></text:span><text:span text:style-name="style2">// штевни и шпангоуты Nframes</text:span></text:h>
      <text:h text:style-name="Default">123<text:s text:c="2"/><text:s text:c="2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 )<text:s text:c="14"/></text:span><text:span text:style-name="style2">// -- есть ли сам корпус, не пропущена ли шпация?</text:span></text:h>
      <text:h text:style-name="Default">124<text:s text:c="2"/><text:s text:c="2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&gt;=</text:span><text:span text:style-name="style4">3 </text:span><text:span text:style-name="style10">)<text:s text:c="7"/></text:span><text:span text:style-name="style2">// в шпации присутствует хотя бы один треугольник?</text:span></text:h>
      <text:h text:style-name="Default">125<text:s text:c="2"/><text:s text:c="2"/><text:span text:style-name="style10">{ </text:span><text:span text:style-name="style5">for</text:span><text:span text:style-name="style10">( </text:span><text:span text:style-name="style5">int </text:span><text:span text:style-name="style11">Board</text:span><text:span text:style-name="style10">=-</text:span><text:span text:style-name="style4">1</text:span><text:span text:style-name="style10">; </text:span><text:span text:style-name="style11">Board</text:span><text:span text:style-name="style10">&lt;</text:span><text:span text:style-name="style4">2</text:span><text:span text:style-name="style10">; </text:span><text:span text:style-name="style11">Board</text:span><text:span text:style-name="style10">+=</text:span><text:span text:style-name="style4">2 </text:span><text:span text:style-name="style10">)</text:span></text:h>
      <text:h text:style-name="Default">126<text:s text:c="2"/><text:s text:c="4"/><text:span text:style-name="style10">{ </text:span><text:span text:style-name="style11">P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1 </text:span><text:span text:style-name="style10">);<text:s text:c="12"/></text:span><text:span text:style-name="style2">// это блок стандартных шпаций</text:span></text:h>
      <text:h text:style-name="Default">127<text:s text:c="2"/><text:s text:c="6"/><text:span text:style-name="style11">Q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&gt;</text:span><text:span text:style-name="style4">0</text:span><text:span text:style-name="style10">?-</text:span><text:span text:style-name="style4">2</text:span><text:span text:style-name="style10">:</text:span><text:span text:style-name="style4">2 </text:span><text:span text:style-name="style10">);<text:s text:c="12"/></text:span><text:span text:style-name="style2">// сначала левый-&gt; правый шпангоут</text:span></text:h>
      <text:h text:style-name="Default">128<text:s text:c="2"/><text:s text:c="6"/><text:span text:style-name="style5">for</text:span><text:span text:style-name="style10">( </text:span><text:span text:style-name="style11">i</text:span><text:span text:style-name="style10">=</text:span><text:span text:style-name="style4">3</text:span><text:span text:style-name="style10">; </text:span><text:span text:style-name="style11">i</text:span><text:span text:style-name="style10">&lt;=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; </text:span><text:span text:style-name="style11">i</text:span><text:span text:style-name="style10">++ )<text:s text:c="8"/></text:span><text:span text:style-name="style2">// всех теоретических шпангоутов</text:span></text:h>
      <text:h text:style-name="Default">129<text:s text:c="2"/><text:s text:c="6"/><text:span text:style-name="style10">{ </text:span><text:span text:style-name="style11">R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&gt;</text:span><text:span text:style-name="style4">0</text:span><text:span text:style-name="style10">?-</text:span><text:span text:style-name="style11">i</text:span><text:span text:style-name="style10">:</text:span><text:span text:style-name="style11">i </text:span><text:span text:style-name="style10">);<text:s text:c="10"/></text:span><text:span text:style-name="style2">// попутная разборка треугольников</text:span></text:h>
      <text:h text:style-name="Default">130<text:s text:c="2"/><text:s text:c="8"/><text:span text:style-name="style5">if</text:span><text:span text:style-name="style10">( </text:span><text:span text:style-name="style11">Board</text:span><text:span text:style-name="style10">&gt;</text:span><text:span text:style-name="style4">0 </text:span><text:span text:style-name="style10">)</text:span><text:span text:style-name="style11">Triangle</text:span><text:span text:style-name="style10">( </text:span><text:span text:style-name="style11">P</text:span><text:span text:style-name="style10">,</text:span><text:span text:style-name="style11">Q</text:span><text:span text:style-name="style10">,</text:span><text:span text:style-name="style11">R </text:span><text:span text:style-name="style10">);<text:s text:c="6"/></text:span><text:span text:style-name="style2">// правый борт и левый к кормовому</text:span></text:h>
      <text:h text:style-name="Default">131<text:s text:c="2"/><text:s text:c="16"/><text:span text:style-name="style5">else </text:span><text:span text:style-name="style11">Triangle</text:span><text:span text:style-name="style10">( </text:span><text:span text:style-name="style11">Q</text:span><text:span text:style-name="style10">,</text:span><text:span text:style-name="style11">P</text:span><text:span text:style-name="style10">,</text:span><text:span text:style-name="style11">R </text:span><text:span text:style-name="style10">);<text:s text:c="6"/></text:span><text:span text:style-name="style2">//<text:s text:c="18"/>перпендикуляру</text:span></text:h>
      <text:h text:style-name="Default">132<text:s text:c="2"/><text:s text:c="8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11">i</text:span><text:span text:style-name="style10">]&amp;</text:span><text:span text:style-name="style11">LeftFrame </text:span><text:span text:style-name="style10">)</text:span><text:span text:style-name="style11">P</text:span><text:span text:style-name="style10">=</text:span><text:span text:style-name="style11">R</text:span><text:span text:style-name="style10">; </text:span><text:span text:style-name="style5">else </text:span><text:span text:style-name="style11">Q</text:span><text:span text:style-name="style10">=</text:span><text:span text:style-name="style11">R</text:span><text:span text:style-name="style10">;</text:span></text:h>
      <text:h text:style-name="Default">133<text:s text:c="2"/><text:s text:c="2"/><text:span text:style-name="style10">} } }</text:span></text:h>
      <text:h text:style-name="Default">134<text:s text:c="2"/><text:s text:c="2"/><text:span text:style-name="style15">//! Ватерлиния выведена из расчетного блока по форме и объему обводов корпуса</text:span></text:h>
      <text:h text:style-name="Default">135<text:s text:c="2"/><text:s text:c="14"/><text:span text:style-name="style2">// без ватерлинии будет теоретический центр =&gt; ноль на ватерлинии</text:span></text:h>
      <text:h text:style-name="Default">136<text:s text:c="2"/><text:s text:c="2"/><text:span text:style-name="style5">if</text:span><text:span text:style-name="style10">( !</text:span><text:span text:style-name="style11">Part </text:span><text:span text:style-name="style10">) </text:span><text:span text:style-name="style2">//<text:s text:c="3"/>теоретическая и действующая ватерлиния готовятся с нормалями</text:span></text:h>
      <text:h text:style-name="Default">137<text:s text:c="2"/><text:s text:c="2"/><text:span text:style-name="style10">{ </text:span><text:span text:style-name="style5">Vector </text:span><text:span text:style-name="style11">wM</text:span><text:span text:style-name="style10">={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}; </text:span><text:span text:style-name="style5">Real </text:span><text:span text:style-name="style11">l</text:span><text:span text:style-name="style10">,</text:span><text:span text:style-name="style11">L</text:span><text:span text:style-name="style10">=</text:span><text:span text:style-name="style4">0.0</text:span><text:span text:style-name="style10">; </text:span><text:span text:style-name="style11">Level</text:span><text:span text:style-name="style10">=</text:span><text:span text:style-name="style4">0</text:span><text:span text:style-name="style10">;</text:span></text:h>
      <text:h text:style-name="Default">138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/text:h>
      <text:h text:style-name="Default">139<text:s text:c="2"/><text:s text:c="6"/><text:span text:style-name="style10">{ </text:span><text:span text:style-name="style11">l</text:span><text:span text:style-name="style10">=</text:span><text:span text:style-name="style11">abs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-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 ); </text:span><text:span text:style-name="style11">L</text:span><text:span text:style-name="style10">+=</text:span><text:span text:style-name="style11">l</text:span><text:span text:style-name="style10">; </text:span><text:span text:style-name="style11">wM </text:span><text:span text:style-name="style10">+= </text:span><text:span text:style-name="style4">0.5</text:span><text:span text:style-name="style10">*</text:span><text:span text:style-name="style11">l</text:span><text:span text:style-name="style10">*( 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+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 ); }</text:span></text:h>
      <text:h text:style-name="Default">140<text:s text:c="2"/><text:s text:c="4"/><text:span text:style-name="style5">if</text:span><text:span text:style-name="style10">( </text:span><text:span text:style-name="style11">L</text:span><text:span text:style-name="style10">&gt;</text:span><text:span text:style-name="style11">eps </text:span><text:span text:style-name="style10">)</text:span><text:span text:style-name="style11">wM</text:span><text:span text:style-name="style10">/=</text:span><text:span text:style-name="style11">L</text:span><text:span text:style-name="style10">;</text:span></text:h>
      <text:h text:style-name="Default">141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text:span text:style-name="style11">drawTriangle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,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,</text:span><text:span text:style-name="style11">wM </text:span><text:span text:style-name="style10">);</text:span></text:h>
      <text:h text:style-name="Default">142<text:s text:c="2"/><text:s text:c="4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<text:s text:c="13"/></text:span><text:span text:style-name="style2">// конструктивная или теоретическая ватерлиния</text:span></text:h>
      <text:h text:style-name="Default">143<text:s text:c="2"/><text:s text:c="6"/><text:span text:style-name="style5">for</text:span><text:span text:style-name="style10">( </text:span><text:span text:style-name="style11">WaterLine</text:span><text:span text:style-name="style10">.</text:span><text:span text:style-name="style11">len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WaterLine </text:span><text:span text:style-name="style10">+= </text:span><text:span text:style-name="style11">wL</text:span><text:span text:style-name="style10">[</text:span><text:span text:style-name="style11">i</text:span><text:span text:style-name="style10">];</text:span></text:h>
      <text:h text:style-name="Default">144<text:s text:c="2"/><text:s text:c="4"/><text:span text:style-name="style2">//</text:span></text:h>
      <text:h text:style-name="Default">145<text:s text:c="2"/><text:s text:c="4"/><text:span text:style-name="style2">// завершение геометрической графики просто белая конструктивная ватерлиния</text:span></text:h>
      <text:h text:style-name="Default">146<text:s text:c="2"/><text:s text:c="4"/><text:span text:style-name="style2">//</text:span></text:h>
      <text:h text:style-name="Default">147<text:s text:c="2"/><text:s text:c="4"/><text:span text:style-name="style5">if</text:span><text:span text:style-name="style10">( </text:span><text:span text:style-name="style11">onlyDraw </text:span><text:span text:style-name="style10">){ </text:span><text:span text:style-name="style11">color</text:span><text:span text:style-name="style10">( !</text:span><text:span text:style-name="style11">Trim</text:span><text:span text:style-name="style10">?</text:span><text:span text:style-name="style11">silver</text:span><text:span text:style-name="style10">:</text:span><text:span text:style-name="style11">cyan </text:span><text:span text:style-name="style10">); </text:span><text:span text:style-name="style11">glLineWidth</text:span><text:span text:style-name="style10">( </text:span><text:span text:style-name="style4">5 </text:span><text:span text:style-name="style10">);</text:span></text:h>
      <text:h text:style-name="Default">148<text:s text:c="2"/><text:s text:c="5"/><text:span text:style-name="style5">const Real </text:span><text:span text:style-name="style11">aL</text:span><text:span text:style-name="style10">=</text:span><text:span text:style-name="style11">Breadth</text:span><text:span text:style-name="style10">/</text:span><text:span text:style-name="style4">64</text:span><text:span text:style-name="style10">;</text:span></text:h>
      <text:h text:style-name="Default">149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aterLine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/text:h>
      <text:h text:style-name="Default">150<text:s text:c="2"/><text:s text:c="9"/><text:span text:style-name="style11">line</text:span><text:span text:style-name="style10">( </text:span><text:span text:style-name="style11">out</text:span><text:span text:style-name="style10">( </text:span><text:span text:style-name="style11">WaterLine</text:span><text:span text:style-name="style10">[</text:span><text:span text:style-name="style11">i</text:span><text:span text:style-name="style10">+</text:span><text:span text:style-name="style4">1</text:span><text:span text:style-name="style10">] ),</text:span><text:span text:style-name="style11">out</text:span><text:span text:style-name="style10">( </text:span><text:span text:style-name="style11">WaterLine</text:span><text:span text:style-name="style10">[</text:span><text:span text:style-name="style11">i</text:span><text:span text:style-name="style10">+</text:span><text:span text:style-name="style4">2</text:span><text:span text:style-name="style10">] ) ); </text:span><text:span text:style-name="style11">glLineWidth</text:span><text:span text:style-name="style10">( </text:span><text:span text:style-name="style4">1 </text:span><text:span text:style-name="style10">);</text:span></text:h>
      <text:h text:style-name="Default">151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{ </text:span><text:span text:style-name="style5">Vector </text:span><text:span text:style-name="style11">q</text:span><text:span text:style-name="style10">=(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+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)/</text:span><text:span text:style-name="style4">2</text:span><text:span text:style-name="style10">;</text:span></text:h>
      <text:h text:style-name="Default">152<text:s text:c="2"/><text:s text:c="9"/><text:span text:style-name="style11">arrow</text:span><text:span text:style-name="style10">( </text:span><text:span text:style-name="style11">out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 ),</text:span><text:span text:style-name="style11">out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 ),</text:span><text:span text:style-name="style11">aL</text:span><text:span text:style-name="style10">,</text:span><text:span text:style-name="style11">navy </text:span><text:span text:style-name="style10">);</text:span></text:h>
      <text:h text:style-name="Default">153<text:s text:c="2"/><text:s text:c="9"/><text:span text:style-name="style11">arrow</text:span><text:span text:style-name="style10">( </text:span><text:span text:style-name="style11">out</text:span><text:span text:style-name="style10">( </text:span><text:span text:style-name="style11">q </text:span><text:span text:style-name="style10">),</text:span><text:span text:style-name="style11">out</text:span><text:span text:style-name="style10">( </text:span><text:span text:style-name="style11">q</text:span><text:span text:style-name="style10">+</text:span><text:span text:style-name="style11">wL</text:span><text:span text:style-name="style10">[</text:span><text:span text:style-name="style11">i</text:span><text:span text:style-name="style10">]*(</text:span><text:span text:style-name="style11">aL</text:span><text:span text:style-name="style10">*</text:span><text:span text:style-name="style4">3</text:span><text:span text:style-name="style10">) ),</text:span><text:span text:style-name="style11">aL</text:span><text:span text:style-name="style10">,</text:span><text:span text:style-name="style11">gray </text:span><text:span text:style-name="style10">);</text:span></text:h>
      <text:h text:style-name="Default">154<text:s text:c="2"/><text:s text:c="6"/><text:span text:style-name="style10">}</text:span></text:h>
      <text:h text:style-name="Default">155<text:s text:c="2"/><text:s text:c="4"/><text:span text:style-name="style10">}</text:span></text:h>
      <text:h text:style-name="Default">156<text:s text:c="2"/><text:s text:c="4"/><text:span text:style-name="style2">// действующая ватерлиния выстраивается из фрагментов пересечения</text:span></text:h>
      <text:h text:style-name="Default">157<text:s text:c="2"/><text:s text:c="4"/><text:span text:style-name="style2">// треугольников в шпациях, с нормалями и стрелками вперед по курсу корабля</text:span></text:h>
      <text:h text:style-name="Default">158<text:s text:c="2"/><text:span text:style-name="style1">/*</text:span></text:h>
      <text:h text:style-name="Default">159<text:s text:c="2"/><text:span text:style-name="style1">#define Wline( L )for( i=0; i&lt;L.len-2; i+=2 ){ q=( (L[i]+L[i+2])*0.5 );<text:s text:c="3"/>\</text:span></text:h>
      <text:h text:style-name="Default">160<text:s text:c="2"/><text:s text:c="1"/><text:span text:style-name="style1">arrow(out(L[i]),out(L[i+2]),ArLen*.67),arrow(out(q),out(q+L[i+1]),ArLen*.5); }</text:span></text:h>
      <text:h text:style-name="Default">161<text:s text:c="2"/><text:s text:c="6"/><text:span text:style-name="style1">color( lightblue,DrawMode&amp;3?0.0:0.3 ); Wline( wR ) Wline( wL )</text:span></text:h>
      <text:h text:style-name="Default">162<text:s text:c="2"/><text:span text:style-name="style1">*/</text:span></text:h>
      <text:h text:style-name="Default">163<text:s text:c="2"/><text:s text:c="4"/><text:span text:style-name="style2">//</text:span></text:h>
      <text:h text:style-name="Default">164<text:s text:c="2"/><text:s text:c="4"/><text:span text:style-name="style15">//! собственно блок моделирования отражения потоков/волн от корпуса корабля</text:span></text:h>
      <text:h text:style-name="Default">165<text:s text:c="2"/><text:span text:style-name="style1">/*<text:s text:c="2"/>else</text:span></text:h>
      <text:h text:style-name="Default">166<text:s text:c="2"/><text:s text:c="4"/><text:span text:style-name="style1">if( Storm-&gt;Exp.wave&gt;1 )<text:s text:c="6"/>// отражение локальных скоростей от ватерлинии</text:span></text:h>
      <text:h text:style-name="Default">167<text:s text:c="2"/><text:s text:c="4"/><text:span text:style-name="style1">{ for( i=0; i&lt;wR.len-2; i+=2 )Storm-&gt;Slicks( out(wR[i]),out(wR[i+2]),x ); // dir( (wR[i+1]+wR[i+3])*0.5 ) );</text:span></text:h>
      <text:h text:style-name="Default">168<text:s text:c="2"/><text:s text:c="6"/><text:span text:style-name="style1">for( i=0; i&lt;wL.len-2; i+=2 )Storm-&gt;Slicks( out(wL[i]),out(wL[i+2]),x ); // dir( (wL[i+1]+wL[i+3])*0.5 ) );</text:span></text:h>
      <text:h text:style-name="Default">169<text:s text:c="2"/><text:s text:c="4"/><text:span text:style-name="style1">}</text:span></text:h>
      <text:h text:style-name="Default">170<text:s text:c="2"/><text:span text:style-name="style1">*/<text:s text:c="2"/></text:span><text:span text:style-name="style11">Part</text:span><text:span text:style-name="style10">=</text:span><text:span text:style-name="style5">true</text:span><text:span text:style-name="style10">;<text:s text:c="23"/></text:span><text:span text:style-name="style2">// однократный возврат к перерисовке</text:span></text:h>
      <text:h text:style-name="Default">171<text:s text:c="2"/><text:s text:c="4"/><text:span text:style-name="style5">if</text:span><text:span text:style-name="style10">( </text:span><text:span text:style-name="style11">onlyDraw </text:span><text:span text:style-name="style10">)</text:span><text:span text:style-name="style5">goto </text:span><text:span text:style-name="style11">Part_of_hull</text:span><text:span text:style-name="style10">; </text:span><text:span text:style-name="style2">// только надводного борта, здесь Course=x</text:span></text:h>
      <text:h text:style-name="Default">172<text:s text:c="2"/><text:s text:c="2"/><text:span text:style-name="style10">}</text:span></text:h>
      <text:h text:style-name="Default">173<text:s text:c="2"/><text:s text:c="2"/><text:span text:style-name="style2">//</text:span></text:h>
      <text:h text:style-name="Default">174<text:s text:c="2"/><text:s text:c="2"/><text:span text:style-name="style2">// выборка и расчёт обновленных параметров корпуса, увеличение счетчика цикла</text:span></text:h>
      <text:h text:style-name="Default">175<text:s text:c="2"/><text:s text:c="2"/><text:span text:style-name="style2">//</text:span></text:h>
      <text:h text:style-name="Default">176<text:s text:c="2"/><text:s text:c="2"/><text:span text:style-name="style5">if</text:span><text:span text:style-name="style10">( !</text:span><text:span text:style-name="style11">onlyDraw </text:span><text:span text:style-name="style10">)</text:span><text:span text:style-name="style11">ThreeFixed</text:span><text:span text:style-name="style10">(); </text:span><text:span text:style-name="style11">drawHull</text:span><text:span text:style-name="style10">=</text:span><text:span text:style-name="style5">false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>177<text:s text:c="2"/><text:span text:style-name="style10">}</text:span></text:h>
      <text:h text:style-name="Default">178<text:s text:c="2"/><text:span text:style-name="style2">//<text:s text:c="2"/>Здесь ведется прорисовка всего графического окружения для корпуса,</text:span></text:h>
      <text:h text:style-name="Default">179<text:s text:c="2"/><text:span text:style-name="style2">//<text:s text:c="2"/>затем выполняется его одноразовая прорисовка без перерасчетов его текущих</text:span></text:h>
      <text:h text:style-name="Default">180<text:s text:c="2"/><text:span text:style-name="style2">//<text:s text:c="2"/>геометрических параметров и векторов/тензоров движения</text:span></text:h>
      <text:h text:style-name="Default">181<text:s text:c="2"/><text:span text:style-name="style2">//<text:s text:c="15"/>DrawMode: 0 - ватерлиния строится при любом раскладе</text:span></text:h>
      <text:h text:style-name="Default">182<text:s text:c="2"/><text:s text:c="22"/><text:span text:style-name="style2">//<text:s text:c="3"/>1 - только собственно штевни и шпангоуты</text:span></text:h>
      <text:h text:style-name="Default">183<text:s text:c="2"/><text:s text:c="22"/><text:span text:style-name="style2">//<text:s text:c="3"/>2 - подводная часть со шпангоутами над водой</text:span></text:h>
      <text:h text:style-name="Default">184<text:s text:c="2"/><text:s text:c="22"/><text:span text:style-name="style2">//<text:s text:c="3"/>3 - весь корпус прорисовывается целиком</text:span></text:h>
      <text:h text:style-name="Default">185<text:s text:c="2"/><text:s text:c="22"/><text:span text:style-name="style2">// х04 - всё тоже, но только с триангуляционными ребрами</text:span></text:h>
      <text:h text:style-name="Default">186<text:s text:c="2"/><text:span text:style-name="style11">Hull</text:span><text:span text:style-name="style10">&amp; </text:span><text:span text:style-name="style11">Hull</text:span><text:span text:style-name="style10">::</text:span><text:span text:style-name="style11">Drawing</text:span><text:span text:style-name="style10">( </text:span><text:span text:style-name="style5">byte </text:span><text:span text:style-name="style11">type </text:span><text:span text:style-name="style10">)<text:s text:c="2"/></text:span><text:span text:style-name="style2">// 0 - DrawMode; 1 - корпус; 2 + профили волн</text:span></text:h>
      <text:h text:style-name="Default">187<text:s text:c="2"/><text:span text:style-name="style10">{ </text:span><text:span text:style-name="style5">const Real </text:span><text:span text:style-name="style11">ArLen</text:span><text:span text:style-name="style10">=</text:span><text:span text:style-name="style11">Length</text:span><text:span text:style-name="style10">/</text:span><text:span text:style-name="style4">132.0</text:span><text:span text:style-name="style10">;<text:s text:c="2"/></text:span><text:span text:style-name="style2">// относительная длина для стрелок на шпациях</text:span></text:h>
      <text:h text:style-name="Default">188<text:s text:c="2"/><text:s text:c="2"/><text:span text:style-name="style2">//if( !Shell )return *this;<text:s text:c="3"/>// glTranslated( -Frame[Mid][0].X,0,-Draught )</text:span></text:h>
      <text:h text:style-name="Default">189<text:s text:c="2"/><text:s text:c="2"/><text:span text:style-name="style5">if</text:span><text:span text:style-name="style10">( </text:span><text:span text:style-name="style11">type</text:span><text:span text:style-name="style10">!=</text:span><text:span text:style-name="style4">1 </text:span><text:span text:style-name="style10">)</text:span><text:span text:style-name="style11">Contour_Lines</text:span><text:span text:style-name="style10">(); </text:span><text:span text:style-name="style2">// габариты и вертикальные профили пакетов волн</text:span></text:h>
      <text:h text:style-name="Default">190<text:s text:c="2"/><text:s text:c="2"/><text:span text:style-name="style2">//</text:span></text:h>
      <text:h text:style-name="Default">191<text:s text:c="2"/><text:s text:c="2"/><text:span text:style-name="style2">//<text:s text:c="2"/>исходные и действующие центры и плечи гидростатических сил и моментов</text:span></text:h>
      <text:h text:style-name="Default">192<text:s text:c="2"/><text:s text:c="2"/><text:span text:style-name="style2">//</text:span></text:h>
      <text:h text:style-name="Default">193<text:s text:c="2"/><text:s text:c="1"/><text:span text:style-name="style11">Point P</text:span><text:span text:style-name="style10">=</text:span><text:span text:style-name="style11">out</text:span><text:span text:style-name="style10">( </text:span><text:span text:style-name="style11">Buoyancy </text:span><text:span text:style-name="style10">),</text:span><text:span text:style-name="style11">Q</text:span><text:span text:style-name="style10">=</text:span><text:span text:style-name="style11">out</text:span><text:span text:style-name="style10">( </text:span><text:span text:style-name="style11">Gravity </text:span><text:span text:style-name="style10">),<text:s text:c="6"/></text:span><text:span text:style-name="style2">// начальной величины и тяжести</text:span></text:h>
      <text:h text:style-name="Default">194<text:s text:c="2"/><text:s text:c="7"/><text:span text:style-name="style11">C</text:span><text:span text:style-name="style10">=</text:span><text:span text:style-name="style11">out</text:span><text:span text:style-name="style10">( </text:span><text:span text:style-name="style11">vB </text:span><text:span text:style-name="style10">),</text:span><text:span text:style-name="style11">F</text:span><text:span text:style-name="style10">=</text:span><text:span text:style-name="style11">out</text:span><text:span text:style-name="style10">( </text:span><text:span text:style-name="style11">vF </text:span><text:span text:style-name="style10">),</text:span><text:span text:style-name="style11">M</text:span><text:span text:style-name="style10">=</text:span><text:span text:style-name="style11">F</text:span><text:span text:style-name="style10">,</text:span><text:span text:style-name="style11">I</text:span><text:span text:style-name="style10">=</text:span><text:span text:style-name="style11">out</text:span><text:span text:style-name="style10">(</text:span><text:span text:style-name="style11">Zero</text:span><text:span text:style-name="style10">), </text:span><text:span text:style-name="style2">// центр объёма, ВЛ и метацентр</text:span></text:h>
      <text:h text:style-name="Default">195<text:s text:c="2"/><text:s text:c="7"/><text:span text:style-name="style11">W</text:span><text:span text:style-name="style10">=</text:span><text:span text:style-name="style11">out</text:span><text:span text:style-name="style10">( </text:span><text:span text:style-name="style11">Floatable </text:span><text:span text:style-name="style10">),</text:span><text:span text:style-name="style11">S</text:span><text:span text:style-name="style10">=</text:span><text:span text:style-name="style11">W</text:span><text:span text:style-name="style10">; </text:span><text:span text:style-name="style11">M</text:span><text:span text:style-name="style10">.</text:span><text:span text:style-name="style11">Z</text:span><text:span text:style-name="style10">=</text:span><text:span text:style-name="style11">I</text:span><text:span text:style-name="style10">.</text:span><text:span text:style-name="style11">Z</text:span><text:span text:style-name="style10">+</text:span><text:span text:style-name="style11">vM</text:span><text:span text:style-name="style10">.</text:span><text:span text:style-name="style11">x</text:span><text:span text:style-name="style10">;<text:s text:c="4"/></text:span><text:span text:style-name="style2">// исходные центры ВЛ и мета.</text:span></text:h>
      <text:h text:style-name="Default">196<text:s text:c="2"/><text:s text:c="1"/><text:span text:style-name="style11">Point K</text:span><text:span text:style-name="style10">=</text:span><text:span text:style-name="style11">out</text:span><text:span text:style-name="style10">( </text:span><text:span text:style-name="style11">vC </text:span><text:span text:style-name="style10">);<text:s text:c="7"/></text:span><text:span text:style-name="style11">S</text:span><text:span text:style-name="style10">.</text:span><text:span text:style-name="style11">Z</text:span><text:span text:style-name="style10">=</text:span><text:span text:style-name="style11">I</text:span><text:span text:style-name="style10">.</text:span><text:span text:style-name="style11">Z</text:span><text:span text:style-name="style10">+</text:span><text:span text:style-name="style11">Metacenter</text:span><text:span text:style-name="style10">.</text:span><text:span text:style-name="style11">x</text:span><text:span text:style-name="style10">;</text:span></text:h>
      <text:h text:style-name="Default">197<text:s text:c="2"/><text:span text:style-name="style15">///ctor R = Gravity-vB;<text:s text:c="3"/>гидростатическое плечо</text:span></text:h>
      <text:h text:style-name="Default">198<text:s text:c="2"/><text:s text:c="1"/><text:span text:style-name="style11">colors c </text:span><text:span text:style-name="style10">= </text:span><text:span text:style-name="style11">vM</text:span><text:span text:style-name="style10">.</text:span><text:span text:style-name="style11">z</text:span><text:span text:style-name="style10">&gt;=</text:span><text:span text:style-name="style11">hX </text:span><text:span text:style-name="style10">? </text:span><text:span text:style-name="style11">green </text:span><text:span text:style-name="style10">: ( </text:span><text:span text:style-name="style11">vM</text:span><text:span text:style-name="style10">.</text:span><text:span text:style-name="style11">z</text:span><text:span text:style-name="style10">&lt;</text:span><text:span text:style-name="style4">0 </text:span><text:span text:style-name="style10">? </text:span><text:span text:style-name="style11">red</text:span><text:span text:style-name="style10">:</text:span><text:span text:style-name="style11">yellow </text:span><text:span text:style-name="style10">);</text:span></text:h>
      <text:h text:style-name="Default">199<text:s text:c="2"/><text:s text:c="2"/><text:span text:style-name="style2">//</text:span></text:h>
      <text:h text:style-name="Default">200<text:s text:c="2"/><text:s text:c="2"/><text:span text:style-name="style2">//<text:s text:c="2"/>оси корабельных координат - векторы локального базиса от центра величины</text:span></text:h>
      <text:h text:style-name="Default">201<text:s text:c="2"/><text:s text:c="2"/><text:span text:style-name="style2">//</text:span></text:h>
      <text:h text:style-name="Default">202<text:s text:c="2"/><text:span text:style-name="style2">// Vector R=Buoyancy; R.z=vB.z;</text:span></text:h>
      <text:h text:style-name="Default">203<text:s text:c="2"/><text:span text:style-name="style2">// Point O=out( R );</text:span></text:h>
      <text:h text:style-name="Default">204<text:s text:c="2"/><text:s text:c="2"/><text:span text:style-name="style11">Text</text:span><text:span text:style-name="style10">( </text:span><text:span text:style-name="style11">_Up</text:span><text:span text:style-name="style10">,</text:span><text:span text:style-name="style11">arrow</text:span><text:span text:style-name="style10">( </text:span><text:span text:style-name="style11">K</text:span><text:span text:style-name="style10">-</text:span><text:span text:style-name="style11">z</text:span><text:span text:style-name="style10">*</text:span><text:span text:style-name="style11">Draught</text:span><text:span text:style-name="style10">*</text:span><text:span text:style-name="style4">2</text:span><text:span text:style-name="style10">, </text:span><text:span text:style-name="style11">K</text:span><text:span text:style-name="style10">+</text:span><text:span text:style-name="style11">z</text:span><text:span text:style-name="style10">*</text:span><text:span text:style-name="style11">Draught</text:span><text:span text:style-name="style10">*</text:span><text:span text:style-name="style4">3</text:span><text:span text:style-name="style10">,</text:span><text:span text:style-name="style11">ArLen</text:span><text:span text:style-name="style10">,</text:span><text:span text:style-name="style11">blue </text:span><text:span text:style-name="style10">),</text:span><text:span text:style-name="style6">"z" </text:span><text:span text:style-name="style10">);</text:span></text:h>
      <text:h text:style-name="Default">205<text:s text:c="2"/><text:s text:c="2"/><text:span text:style-name="style11">Text</text:span><text:span text:style-name="style10">( </text:span><text:span text:style-name="style11">_Up</text:span><text:span text:style-name="style10">,</text:span><text:span text:style-name="style11">arrow</text:span><text:span text:style-name="style10">( </text:span><text:span text:style-name="style11">K</text:span><text:span text:style-name="style10">+</text:span><text:span text:style-name="style11">Breadth</text:span><text:span text:style-name="style10">*</text:span><text:span text:style-name="style11">y</text:span><text:span text:style-name="style10">,<text:s text:c="3"/></text:span><text:span text:style-name="style11">K</text:span><text:span text:style-name="style10">-</text:span><text:span text:style-name="style11">y</text:span><text:span text:style-name="style10">*</text:span><text:span text:style-name="style11">Breadth</text:span><text:span text:style-name="style10">,<text:s text:c="2"/></text:span><text:span text:style-name="style11">ArLen </text:span><text:span text:style-name="style10">),<text:s text:c="5"/></text:span><text:span text:style-name="style6">"y" </text:span><text:span text:style-name="style10">);</text:span></text:h>
      <text:h text:style-name="Default">206<text:s text:c="2"/><text:s text:c="2"/><text:span text:style-name="style11">Text</text:span><text:span text:style-name="style10">( </text:span><text:span text:style-name="style11">_Up</text:span><text:span text:style-name="style10">,</text:span><text:span text:style-name="style11">arrow</text:span><text:span text:style-name="style10">( </text:span><text:span text:style-name="style11">K</text:span><text:span text:style-name="style10">+</text:span><text:span text:style-name="style11">x</text:span><text:span text:style-name="style10">*</text:span><text:span text:style-name="style11">Length</text:span><text:span text:style-name="style10">*-</text:span><text:span text:style-name="style4">.6</text:span><text:span text:style-name="style10">,</text:span><text:span text:style-name="style11">K</text:span><text:span text:style-name="style10">+</text:span><text:span text:style-name="style11">x</text:span><text:span text:style-name="style10">*</text:span><text:span text:style-name="style11">Length</text:span><text:span text:style-name="style10">*</text:span><text:span text:style-name="style4">.6</text:span><text:span text:style-name="style10">,</text:span><text:span text:style-name="style11">ArLen </text:span><text:span text:style-name="style10">),<text:s text:c="5"/></text:span><text:span text:style-name="style6">"x" </text:span><text:span text:style-name="style10">);</text:span></text:h>
      <text:h text:style-name="Default">207<text:s text:c="2"/><text:s text:c="2"/><text:span text:style-name="style2">//</text:span></text:h>
      <text:h text:style-name="Default">208<text:s text:c="2"/><text:s text:c="2"/><text:span text:style-name="style2">//<text:s text:c="2"/>метацентрический флажок из гидростатических центров</text:span></text:h>
      <text:h text:style-name="Default">209<text:s text:c="2"/><text:s text:c="2"/><text:span text:style-name="style2">//</text:span></text:h>
      <text:h text:style-name="Default">210<text:s text:c="2"/><text:s text:c="1"/><text:span text:style-name="style11">GLboolean CF</text:span><text:span text:style-name="style10">;</text:span></text:h>
      <text:h text:style-name="Default">211<text:s text:c="2"/><text:s text:c="2"/><text:span text:style-name="style11">glGetBooleanv</text:span><text:span text:style-name="style10">( </text:span><text:span text:style-name="style11">GL_CULL_FACE</text:span><text:span text:style-name="style10">,&amp;</text:span><text:span text:style-name="style11">CF </text:span><text:span text:style-name="style10">);</text:span></text:h>
      <text:h text:style-name="Default">212<text:s text:c="2"/><text:s text:c="2"/><text:span text:style-name="style5">if</text:span><text:span text:style-name="style10">( </text:span><text:span text:style-name="style11">CF </text:span><text:span text:style-name="style10">)</text:span><text:span text:style-name="style11">glDisable</text:span><text:span text:style-name="style10">( </text:span><text:span text:style-name="style11">GL_CULL_FACE </text:span><text:span text:style-name="style10">);<text:s text:c="3"/></text:span><text:span text:style-name="style2">// режима отбора треугольников выключен</text:span></text:h>
      <text:h text:style-name="Default">213<text:s text:c="2"/><text:s text:c="2"/><text:span text:style-name="style11">glBegin</text:span><text:span text:style-name="style10">( </text:span><text:span text:style-name="style11">GL_POLYGON </text:span><text:span text:style-name="style10">);</text:span></text:h>
      <text:h text:style-name="Default">214<text:s text:c="2"/><text:s text:c="4"/><text:span text:style-name="style11">color</text:span><text:span text:style-name="style10">(<text:s text:c="2"/></text:span><text:span text:style-name="style11">cyan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F </text:span><text:span text:style-name="style10">);<text:s text:c="4"/></text:span><text:span text:style-name="style2">// текущий центр действующий ватерлинии</text:span></text:h>
      <text:h text:style-name="Default">215<text:s text:c="2"/><text:s text:c="4"/><text:span text:style-name="style11">color</text:span><text:span text:style-name="style10">(<text:s text:c="2"/></text:span><text:span text:style-name="style11">blue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C </text:span><text:span text:style-name="style10">);<text:s text:c="4"/></text:span><text:span text:style-name="style2">// действующий центр подводного объёма</text:span></text:h>
      <text:h text:style-name="Default">216<text:s text:c="2"/><text:s text:c="4"/><text:span text:style-name="style11">color</text:span><text:span text:style-name="style10">( </text:span><text:span text:style-name="style11">black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Q </text:span><text:span text:style-name="style10">);<text:s text:c="4"/></text:span><text:span text:style-name="style2">// точка гравитационного центра тяжести</text:span></text:h>
      <text:h text:style-name="Default">217<text:s text:c="2"/><text:s text:c="4"/><text:span text:style-name="style11">color</text:span><text:span text:style-name="style10">(<text:s text:c="5"/></text:span><text:span text:style-name="style11">c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M </text:span><text:span text:style-name="style10">);<text:s text:c="4"/></text:span><text:span text:style-name="style2">// мгновенный быстро подвижный метацентр</text:span></text:h>
      <text:h text:style-name="Default">218<text:s text:c="2"/><text:s text:c="2"/><text:span text:style-name="style11">glEnd</text:span><text:span text:style-name="style10">();</text:span></text:h>
      <text:h text:style-name="Default">219<text:s text:c="2"/><text:s text:c="2"/><text:span text:style-name="style5">if</text:span><text:span text:style-name="style10">( </text:span><text:span text:style-name="style11">CF </text:span><text:span text:style-name="style10">)</text:span><text:span text:style-name="style11">glEnable</text:span><text:span text:style-name="style10">( </text:span><text:span text:style-name="style11">GL_CULL_FACE </text:span><text:span text:style-name="style10">);<text:s text:c="4"/></text:span><text:span text:style-name="style2">// включение режима отбора треугольников</text:span></text:h>
      <text:h text:style-name="Default">220<text:s text:c="2"/><text:s text:c="2"/><text:span text:style-name="style2">//</text:span></text:h>
      <text:h text:style-name="Default">221<text:s text:c="2"/><text:s text:c="2"/><text:span text:style-name="style2">//<text:s text:c="2"/>треугольник исходных центров площади ватерлинии и величины,</text:span></text:h>
      <text:h text:style-name="Default">222<text:s text:c="2"/><text:s text:c="2"/><text:span text:style-name="style2">//<text:s text:c="29"/>с центром тяжести и метацентром</text:span></text:h>
      <text:h text:style-name="Default">223<text:s text:c="2"/><text:s text:c="2"/><text:span text:style-name="style11">glLineWidth</text:span><text:span text:style-name="style10">( </text:span><text:span text:style-name="style4">5 </text:span><text:span text:style-name="style10">); </text:span><text:span text:style-name="style11">glBegin</text:span><text:span text:style-name="style10">( </text:span><text:span text:style-name="style11">GL_LINE_LOOP </text:span><text:span text:style-name="style10">);</text:span></text:h>
      <text:h text:style-name="Default">224<text:s text:c="2"/><text:s text:c="4"/><text:span text:style-name="style11">dot</text:span><text:span text:style-name="style10">( </text:span><text:span text:style-name="style11">W</text:span><text:span text:style-name="style10">,</text:span><text:span text:style-name="style11">cyan </text:span><text:span text:style-name="style10">);<text:s text:c="22"/></text:span><text:span text:style-name="style2">// исходный центр площади ватерлинии</text:span></text:h>
      <text:h text:style-name="Default">225<text:s text:c="2"/><text:s text:c="4"/><text:span text:style-name="style11">dot</text:span><text:span text:style-name="style10">( </text:span><text:span text:style-name="style11">P</text:span><text:span text:style-name="style10">,</text:span><text:span text:style-name="style11">blue </text:span><text:span text:style-name="style10">);<text:s text:c="22"/></text:span><text:span text:style-name="style2">// исходный центр величины тихой воды</text:span></text:h>
      <text:h text:style-name="Default">226<text:s text:c="2"/><text:s text:c="4"/><text:span text:style-name="style11">dot</text:span><text:span text:style-name="style10">( </text:span><text:span text:style-name="style11">Q</text:span><text:span text:style-name="style10">,</text:span><text:span text:style-name="style11">black </text:span><text:span text:style-name="style10">);<text:s text:c="21"/></text:span><text:span text:style-name="style2">// центр тяжести после загрузке в порту</text:span></text:h>
      <text:h text:style-name="Default">227<text:s text:c="2"/><text:s text:c="4"/><text:span text:style-name="style11">dot</text:span><text:span text:style-name="style10">( </text:span><text:span text:style-name="style11">S</text:span><text:span text:style-name="style10">,</text:span><text:span text:style-name="style11">c </text:span><text:span text:style-name="style10">);<text:s text:c="25"/></text:span><text:span text:style-name="style2">// начальный метацентр по тихой воде</text:span></text:h>
      <text:h text:style-name="Default">228<text:s text:c="2"/><text:s text:c="2"/><text:span text:style-name="style11">glEnd</text:span><text:span text:style-name="style10">();</text:span></text:h>
      <text:h text:style-name="Default">229<text:s text:c="2"/><text:s text:c="2"/><text:span text:style-name="style2">//</text:span></text:h>
      <text:h text:style-name="Default">230<text:s text:c="2"/><text:s text:c="2"/><text:span text:style-name="style2">//<text:s text:c="2"/>направление действия архимедовых сил всплытия</text:span></text:h>
      <text:h text:style-name="Default">231<text:s text:c="2"/><text:s text:c="2"/><text:span text:style-name="style2">//</text:span></text:h>
      <text:h text:style-name="Default">232<text:s text:c="2"/><text:s text:c="2"/><text:span text:style-name="style2">//<text:s text:c="2"/>arrow( O,O + 2*Breadth*dir( vW ),1,red );</text:span></text:h>
      <text:h text:style-name="Default">233<text:s text:c="2"/><text:s text:c="2"/><text:span text:style-name="style2">//<text:s text:c="2"/>arrow( O,O + 2*Breadth*(Tensor(*this)*(dir( vW ))),1,red );</text:span></text:h>
      <text:h text:style-name="Default">234<text:s text:c="2"/><text:s text:c="2"/><text:span text:style-name="style2">//</text:span></text:h>
      <text:h text:style-name="Default">235<text:s text:c="2"/><text:s text:c="2"/><text:span text:style-name="style2">//<text:s text:c="2"/>разметка гидростатических центров</text:span></text:h>
      <text:h text:style-name="Default">236<text:s text:c="2"/><text:s text:c="2"/><text:span text:style-name="style2">//</text:span></text:h>
      <text:h text:style-name="Default">237<text:s text:c="2"/><text:s text:c="2"/><text:span text:style-name="style11">glLineWidth</text:span><text:span text:style-name="style10">( </text:span><text:span text:style-name="style4">3 </text:span><text:span text:style-name="style10">);</text:span></text:h>
      <text:h text:style-name="Default">238<text:s text:c="2"/><text:s text:c="2"/><text:span text:style-name="style11">Text</text:span><text:span text:style-name="style10">( </text:span><text:span text:style-name="style11">_Left</text:span><text:span text:style-name="style10">,</text:span><text:span text:style-name="style11">spot</text:span><text:span text:style-name="style10">( </text:span><text:span text:style-name="style11">Q</text:span><text:span text:style-name="style10">,</text:span><text:span text:style-name="style4">18</text:span><text:span text:style-name="style10">,</text:span><text:span text:style-name="style11">navy </text:span><text:span text:style-name="style10">),</text:span><text:span text:style-name="style6">"G " </text:span><text:span text:style-name="style10">);<text:s text:c="4"/></text:span><text:span text:style-name="style2">// центр гравитационной тяжести</text:span></text:h>
      <text:h text:style-name="Default">239<text:s text:c="2"/><text:s text:c="2"/><text:span text:style-name="style11">Text</text:span><text:span text:style-name="style10">( </text:span><text:span text:style-name="style11">_Left</text:span><text:span text:style-name="style10">,</text:span><text:span text:style-name="style11">spot</text:span><text:span text:style-name="style10">( </text:span><text:span text:style-name="style11">F</text:span><text:span text:style-name="style10">,</text:span><text:span text:style-name="style4">18</text:span><text:span text:style-name="style10">,</text:span><text:span text:style-name="style11">cyan </text:span><text:span text:style-name="style10">),</text:span><text:span text:style-name="style6">"F " </text:span><text:span text:style-name="style10">);<text:s text:c="4"/></text:span><text:span text:style-name="style2">// текущий центр площади ватерлинии</text:span></text:h>
      <text:h text:style-name="Default">240<text:s text:c="2"/><text:s text:c="2"/><text:span text:style-name="style5">if</text:span><text:span text:style-name="style10">( </text:span><text:span text:style-name="style11">W</text:span><text:span text:style-name="style10">!=</text:span><text:span text:style-name="style11">F </text:span><text:span text:style-name="style10">)</text:span><text:span text:style-name="style11">arrow</text:span><text:span text:style-name="style10">( </text:span><text:span text:style-name="style11">spot</text:span><text:span text:style-name="style10">( </text:span><text:span text:style-name="style11">W</text:span><text:span text:style-name="style10">,</text:span><text:span text:style-name="style4">12 </text:span><text:span text:style-name="style10">),</text:span><text:span text:style-name="style11">F</text:span><text:span text:style-name="style10">,</text:span><text:span text:style-name="style11">ArLen </text:span><text:span text:style-name="style10">); </text:span><text:span text:style-name="style2">// действующий центр величины</text:span></text:h>
      <text:h text:style-name="Default">241<text:s text:c="2"/><text:s text:c="2"/><text:span text:style-name="style11">Text</text:span><text:span text:style-name="style10">( </text:span><text:span text:style-name="style11">_Down</text:span><text:span text:style-name="style10">,</text:span><text:span text:style-name="style11">spot</text:span><text:span text:style-name="style10">( </text:span><text:span text:style-name="style11">C</text:span><text:span text:style-name="style10">,</text:span><text:span text:style-name="style4">18</text:span><text:span text:style-name="style10">,</text:span><text:span text:style-name="style11">blue </text:span><text:span text:style-name="style10">),</text:span><text:span text:style-name="style6">"C" </text:span><text:span text:style-name="style10">);<text:s text:c="5"/></text:span><text:span text:style-name="style2">// действующий центр величины</text:span></text:h>
      <text:h text:style-name="Default">242<text:s text:c="2"/><text:s text:c="2"/><text:span text:style-name="style5">if</text:span><text:span text:style-name="style10">( </text:span><text:span text:style-name="style11">C</text:span><text:span text:style-name="style10">!=</text:span><text:span text:style-name="style11">P </text:span><text:span text:style-name="style10">)</text:span><text:span text:style-name="style11">arrow</text:span><text:span text:style-name="style10">( </text:span><text:span text:style-name="style11">spot</text:span><text:span text:style-name="style10">( </text:span><text:span text:style-name="style11">P</text:span><text:span text:style-name="style10">,</text:span><text:span text:style-name="style4">12 </text:span><text:span text:style-name="style10">),</text:span><text:span text:style-name="style11">C</text:span><text:span text:style-name="style10">,</text:span><text:span text:style-name="style11">ArLen </text:span><text:span text:style-name="style10">); </text:span><text:span text:style-name="style2">// исходный центр величины корпуса</text:span></text:h>
      <text:h text:style-name="Default">243<text:s text:c="2"/><text:s text:c="2"/><text:span text:style-name="style11">Text</text:span><text:span text:style-name="style10">( </text:span><text:span text:style-name="style11">_Up</text:span><text:span text:style-name="style10">,</text:span><text:span text:style-name="style11">spot</text:span><text:span text:style-name="style10">( </text:span><text:span text:style-name="style11">M</text:span><text:span text:style-name="style10">,</text:span><text:span text:style-name="style4">18</text:span><text:span text:style-name="style10">,</text:span><text:span text:style-name="style11">c </text:span><text:span text:style-name="style10">),</text:span><text:span text:style-name="style6">"M " </text:span><text:span text:style-name="style10">);<text:s text:c="9"/></text:span><text:span text:style-name="style2">// действующий метацентр</text:span></text:h>
      <text:h text:style-name="Default">244<text:s text:c="2"/><text:s text:c="2"/><text:span text:style-name="style5">if</text:span><text:span text:style-name="style10">( </text:span><text:span text:style-name="style11">S</text:span><text:span text:style-name="style10">!=</text:span><text:span text:style-name="style11">M </text:span><text:span text:style-name="style10">)</text:span><text:span text:style-name="style11">arrow</text:span><text:span text:style-name="style10">( </text:span><text:span text:style-name="style11">spot</text:span><text:span text:style-name="style10">( </text:span><text:span text:style-name="style11">S</text:span><text:span text:style-name="style10">,</text:span><text:span text:style-name="style4">12 </text:span><text:span text:style-name="style10">),</text:span><text:span text:style-name="style11">M</text:span><text:span text:style-name="style10">,</text:span><text:span text:style-name="style11">ArLen </text:span><text:span text:style-name="style10">); </text:span><text:span text:style-name="style2">// начальный метацентр - тихой воды</text:span></text:h>
      <text:h text:style-name="Default">245<text:s text:c="2"/><text:s text:c="2"/><text:span text:style-name="style11">glLineWidth</text:span><text:span text:style-name="style10">( </text:span><text:span text:style-name="style4">1 </text:span><text:span text:style-name="style10">); </text:span><text:span text:style-name="style11">arrow</text:span><text:span text:style-name="style10">( </text:span><text:span text:style-name="style11">C</text:span><text:span text:style-name="style10">,</text:span><text:span text:style-name="style11">M</text:span><text:span text:style-name="style10">,</text:span><text:span text:style-name="style11">ArLen </text:span><text:span text:style-name="style10">);<text:s text:c="4"/></text:span><text:span text:style-name="style2">// метацентрический радиус вертикаль</text:span></text:h>
      <text:h text:style-name="Default">246<text:s text:c="2"/><text:s text:c="2"/><text:span text:style-name="style11">arrow</text:span><text:span text:style-name="style10">( </text:span><text:span text:style-name="style11">arrow</text:span><text:span text:style-name="style10">( </text:span><text:span text:style-name="style11">Q</text:span><text:span text:style-name="style10">,</text:span><text:span text:style-name="style11">spot</text:span><text:span text:style-name="style10">( </text:span><text:span text:style-name="style11">out</text:span><text:span text:style-name="style10">( </text:span><text:span text:style-name="style11">vD </text:span><text:span text:style-name="style10">),</text:span><text:span text:style-name="style4">8</text:span><text:span text:style-name="style10">,</text:span><text:span text:style-name="style11">green </text:span><text:span text:style-name="style10">),</text:span><text:span text:style-name="style11">ArLen </text:span><text:span text:style-name="style10">),</text:span><text:span text:style-name="style11">F</text:span><text:span text:style-name="style10">,</text:span><text:span text:style-name="style11">ArLen </text:span><text:span text:style-name="style10">);</text:span></text:h>
      <text:h text:style-name="Default">247<text:s text:c="2"/><text:s text:c="2"/><text:span text:style-name="style11">spot</text:span><text:span text:style-name="style10">( </text:span><text:span text:style-name="style11">out</text:span><text:span text:style-name="style10">( </text:span><text:span text:style-name="style11">vC </text:span><text:span text:style-name="style10">),</text:span><text:span text:style-name="style4">24</text:span><text:span text:style-name="style10">,</text:span><text:span text:style-name="style11">gray </text:span><text:span text:style-name="style10">);<text:s text:c="15"/></text:span><text:span text:style-name="style2">// центр гидродинамических пар сил</text:span></text:h>
      <text:h text:style-name="Default">248<text:s text:c="2"/><text:s text:c="2"/><text:span text:style-name="style2">//</text:span></text:h>
      <text:h text:style-name="Default">249<text:s text:c="2"/><text:s text:c="2"/><text:span text:style-name="style2">//<text:s text:c="2"/>маршрут корабля по поверхности взволнованного моря</text:span></text:h>
      <text:h text:style-name="Default">250<text:s text:c="2"/><text:s text:c="2"/><text:span text:style-name="style2">//</text:span></text:h>
      <text:h text:style-name="Default">251<text:s text:c="2"/><text:s text:c="1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; </text:span><text:span text:style-name="style11">color</text:span><text:span text:style-name="style10">( </text:span><text:span text:style-name="style11">blue</text:span><text:span text:style-name="style10">,</text:span><text:span text:style-name="style4">0</text:span><text:span text:style-name="style10">,</text:span><text:span text:style-name="style4">0.5 </text:span><text:span text:style-name="style10">);</text:span></text:h>
      <text:h text:style-name="Default">252<text:s text:c="2"/><text:s text:c="2"/><text:span text:style-name="style5">for</text:span><text:span text:style-name="style10">( </text:span><text:span text:style-name="style11">i</text:span><text:span text:style-name="style10">=</text:span><text:span text:style-name="style11">Route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i</text:span><text:span text:style-name="style10">&gt;</text:span><text:span text:style-name="style4">0</text:span><text:span text:style-name="style10">; </text:span><text:span text:style-name="style11">i</text:span><text:span text:style-name="style10">-- )</text:span><text:span text:style-name="style11">line</text:span><text:span text:style-name="style10">( </text:span><text:span text:style-name="style11">Route</text:span><text:span text:style-name="style10">[</text:span><text:span text:style-name="style11">i</text:span><text:span text:style-name="style10">]-</text:span><text:span text:style-name="style11">Locate</text:span><text:span text:style-name="style10">,</text:span><text:span text:style-name="style11">Route</text:span><text:span text:style-name="style10">[</text:span><text:span text:style-name="style11">i</text:span><text:span text:style-name="style10">-</text:span><text:span text:style-name="style4">1</text:span><text:span text:style-name="style10">]-</text:span><text:span text:style-name="style11">Locate </text:span><text:span text:style-name="style10">),</text:span></text:h>
      <text:h text:style-name="Default">253<text:s text:c="2"/><text:s text:c="32"/><text:span text:style-name="style11">spot</text:span><text:span text:style-name="style10">( </text:span><text:span text:style-name="style11">Route</text:span><text:span text:style-name="style10">[</text:span><text:span text:style-name="style11">i</text:span><text:span text:style-name="style10">]-</text:span><text:span text:style-name="style11">Locate</text:span><text:span text:style-name="style10">,</text:span><text:span text:style-name="style4">5 </text:span><text:span text:style-name="style10">);</text:span></text:h>
      <text:h text:style-name="Default">254<text:s text:c="2"/><text:s text:c="2"/><text:span text:style-name="style2">//</text:span></text:h>
      <text:h text:style-name="Default">255<text:s text:c="2"/><text:s text:c="2"/><text:span text:style-name="style2">//<text:s text:c="3"/>рисуем и подписываем шпангоуты, как есть ...</text:span></text:h>
      <text:h text:style-name="Default">256<text:s text:c="2"/><text:s text:c="2"/><text:span text:style-name="style2">//<text:s text:c="25"/>-.1</text:span></text:h>
      <text:h text:style-name="Default">257<text:s text:c="2"/><text:span text:style-name="style9">#define L1( A,B,C ){ color(C,-.25),line(out(A),out(B)),line(out(~A),out(~B)); }</text:span></text:h>
      <text:h text:style-name="Default">258<text:s text:c="2"/><text:span text:style-name="style9">#define L2(_A,_B,C){ Vector &amp;A=_A,&amp;B=_B; if( A.z!=B.z||A.y&amp;&amp;B.y )L1( A,B,C ) }</text:span></text:h>
      <text:h text:style-name="Default">259<text:s text:c="2"/></text:h>
      <text:h text:style-name="Default">260<text:s text:c="2"/><text:s text:c="1"/><text:span text:style-name="style5">byte </text:span><text:span text:style-name="style11">Mode</text:span><text:span text:style-name="style10">=</text:span><text:span text:style-name="style11">DrawMode</text:span><text:span text:style-name="style10">&amp;</text:span><text:span text:style-name="style4">3</text:span><text:span text:style-name="style10">;<text:s text:c="21"/></text:span><text:span text:style-name="style2">// собственно 4 режима прорисовки</text:span></text:h>
      <text:h text:style-name="Default">261<text:s text:c="2"/><text:span text:style-name="style2">//if( Mode&gt;1 )glDisable( GL_LINE_SMOOTH ); // без сглаживание линий, и зачем?</text:span></text:h>
      <text:h text:style-name="Default">262<text:s text:c="2"/><text:s text:c="2"/><text:span text:style-name="style5">if</text:span><text:span text:style-name="style10">( </text:span><text:span text:style-name="style11">Mode </text:span><text:span text:style-name="style10">&amp;&amp; </text:span><text:span text:style-name="style11">Mode</text:span><text:span text:style-name="style10">!=</text:span><text:span text:style-name="style4">3 </text:span><text:span text:style-name="style10">)<text:s text:c="20"/></text:span><text:span text:style-name="style2">// режимы рисования только для 1 и 2</text:span></text:h>
      <text:h text:style-name="Default">263<text:s text:c="2"/><text:s text:c="2"/><text:span text:style-name="style5">for</text:span><text:span text:style-name="style10">( </text:span><text:span text:style-name="style11">j</text:span><text:span text:style-name="style10">=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k</text:span><text:span text:style-name="style10">++ )</text:span></text:h>
      <text:h text:style-name="Default">264<text:s text:c="2"/><text:s text:c="2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-</text:span><text:span text:style-name="style4">1</text:span><text:span text:style-name="style10">; </text:span><text:span text:style-name="style11">i</text:span><text:span text:style-name="style10">++ )</text:span></text:h>
      <text:h text:style-name="Default">265<text:s text:c="2"/><text:s text:c="6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+</text:span><text:span text:style-name="style4">1</text:span><text:span text:style-name="style10">]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&lt;</text:span><text:span text:style-name="style4">0 </text:span><text:span text:style-name="style10">? </text:span><text:span text:style-name="style11">green</text:span><text:span text:style-name="style10">:</text:span><text:span text:style-name="style11">dimgray </text:span><text:span text:style-name="style10">)</text:span></text:h>
      <text:h text:style-name="Default">266<text:s text:c="2"/><text:s text:c="4"/><text:span text:style-name="style5">if</text:span><text:span text:style-name="style10">( </text:span><text:span text:style-name="style11">k</text:span><text:span text:style-name="style10">&gt;</text:span><text:span text:style-name="style4">0 </text:span><text:span text:style-name="style10">)</text:span></text:h>
      <text:h text:style-name="Default">267<text:s text:c="2"/><text:s text:c="4"/><text:span text:style-name="style10">{ </text:span><text:span text:style-name="style5">if</text:span><text:span text:style-name="style10">( </text:span><text:span text:style-name="style11">Stem</text:span><text:span text:style-name="style10">.</text:span><text:span text:style-name="style11">len</text:span><text:span text:style-name="style10">==</text:span><text:span text:style-name="style4">0 </text:span><text:span text:style-name="style10">|| </text:span><text:span text:style-name="style11">Stern</text:span><text:span text:style-name="style10">.</text:span><text:span text:style-name="style11">len</text:span><text:span text:style-name="style10">==</text:span><text:span text:style-name="style4">0 </text:span><text:span text:style-name="style10">)<text:s text:c="8"/></text:span><text:span text:style-name="style2">// без форштевня или ахтерштевня</text:span></text:h>
      <text:h text:style-name="Default">268<text:s text:c="2"/><text:s text:c="8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,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4">0</text:span><text:span text:style-name="style10">],</text:span><text:span text:style-name="style11">green </text:span><text:span text:style-name="style10">) </text:span><text:span text:style-name="style5">else </text:span><text:span text:style-name="style2">// рисуем раскрытие днища</text:span></text:h>
      <text:h text:style-name="Default">269<text:s text:c="2"/><text:s text:c="6"/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.</text:span><text:span text:style-name="style11">x</text:span><text:span text:style-name="style10">&lt;=</text:span><text:span text:style-name="style11">Stem</text:span><text:span text:style-name="style10">[</text:span><text:span text:style-name="style4">0</text:span><text:span text:style-name="style10">].</text:span><text:span text:style-name="style11">x </text:span><text:span text:style-name="style10">&amp;&amp; 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4">0</text:span><text:span text:style-name="style10">].</text:span><text:span text:style-name="style11">x</text:span><text:span text:style-name="style10">&gt;=</text:span><text:span text:style-name="style11">Stern</text:span><text:span text:style-name="style10">[</text:span><text:span text:style-name="style4">0</text:span><text:span text:style-name="style10">].</text:span><text:span text:style-name="style11">x </text:span><text:span text:style-name="style10">)</text:span></text:h>
      <text:h text:style-name="Default">270<text:s text:c="2"/><text:s text:c="8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,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4">0</text:span><text:span text:style-name="style10">],</text:span><text:span text:style-name="style11">green </text:span><text:span text:style-name="style10">)<text:s text:c="4"/></text:span><text:span text:style-name="style2">// иначе днище между штевнями</text:span></text:h>
      <text:h text:style-name="Default">271<text:s text:c="2"/><text:s text:c="6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,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11">j</text:span><text:span text:style-name="style10">],</text:span><text:span text:style-name="style11">lightblue </text:span><text:span text:style-name="style10">) </text:span><text:span text:style-name="style2">//<text:s text:c="2"/>и раскрытие ширстрека</text:span></text:h>
      <text:h text:style-name="Default">272<text:s text:c="2"/><text:s text:c="4"/><text:span text:style-name="style10">} </text:span><text:span text:style-name="style11">j</text:span><text:span text:style-name="style10">=</text:span><text:span text:style-name="style11">i</text:span><text:span text:style-name="style10">;<text:s text:c="37"/></text:span><text:span text:style-name="style2">// вершина предыдущего шпангоута</text:span></text:h>
      <text:h text:style-name="Default">273<text:s text:c="2"/><text:s text:c="2"/><text:span text:style-name="style10">}</text:span></text:h>
      <text:h text:style-name="Default">274<text:s text:c="2"/><text:s text:c="2"/><text:span text:style-name="style5">if</text:span><text:span text:style-name="style10">( </text:span><text:span text:style-name="style11">Mode </text:span><text:span text:style-name="style10">) </text:span><text:span text:style-name="style2">// теперь прорисовка штевней с оконтуриванием транцевых расширений</text:span></text:h>
      <text:h text:style-name="Default">275<text:s text:c="2"/><text:s text:c="2"/><text:span text:style-name="style10">{ </text:span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Stern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k</text:span><text:span text:style-name="style10">++ )</text:span></text:h>
      <text:h text:style-name="Default">276<text:s text:c="2"/><text:s text:c="5"/><text:span text:style-name="style11">L1</text:span><text:span text:style-name="style10">( </text:span><text:span text:style-name="style11">Stern</text:span><text:span text:style-name="style10">[</text:span><text:span text:style-name="style11">k</text:span><text:span text:style-name="style10">],</text:span><text:span text:style-name="style11">Stern</text:span><text:span text:style-name="style10">[</text:span><text:span text:style-name="style11">k</text:span><text:span text:style-name="style10">+</text:span><text:span text:style-name="style4">1</text:span><text:span text:style-name="style10">],</text:span><text:span text:style-name="style11">Stern</text:span><text:span text:style-name="style10">[</text:span><text:span text:style-name="style11">k</text:span><text:span text:style-name="style10">].</text:span><text:span text:style-name="style11">z</text:span><text:span text:style-name="style10">&lt;</text:span><text:span text:style-name="style4">0 </text:span><text:span text:style-name="style10">? </text:span><text:span text:style-name="style11">green</text:span><text:span text:style-name="style10">:</text:span><text:span text:style-name="style11">dimgray </text:span><text:span text:style-name="style10">)</text:span></text:h>
      <text:h text:style-name="Default">277<text:s text:c="2"/><text:s text:c="4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Stem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k</text:span><text:span text:style-name="style10">++ )</text:span></text:h>
      <text:h text:style-name="Default">278<text:s text:c="2"/><text:s text:c="5"/><text:span text:style-name="style11">L1</text:span><text:span text:style-name="style10">( </text:span><text:span text:style-name="style11">Stem</text:span><text:span text:style-name="style10">[</text:span><text:span text:style-name="style11">k</text:span><text:span text:style-name="style10">+</text:span><text:span text:style-name="style4">1</text:span><text:span text:style-name="style10">],</text:span><text:span text:style-name="style11">Stem</text:span><text:span text:style-name="style10">[</text:span><text:span text:style-name="style11">k</text:span><text:span text:style-name="style10">],</text:span><text:span text:style-name="style11">Stem</text:span><text:span text:style-name="style10">[</text:span><text:span text:style-name="style11">k</text:span><text:span text:style-name="style10">].</text:span><text:span text:style-name="style11">z</text:span><text:span text:style-name="style10">&lt;</text:span><text:span text:style-name="style4">0 </text:span><text:span text:style-name="style10">? </text:span><text:span text:style-name="style11">green</text:span><text:span text:style-name="style10">:</text:span><text:span text:style-name="style11">dimgray </text:span><text:span text:style-name="style10">)</text:span></text:h>
      <text:h text:style-name="Default">279<text:s text:c="2"/><text:s text:c="2"/><text:span text:style-name="style10">}</text:span></text:h>
      <text:h text:style-name="Default">280<text:s text:c="2"/><text:s text:c="2"/><text:span text:style-name="style5">if</text:span><text:span text:style-name="style10">( </text:span><text:span text:style-name="style11">Mode</text:span><text:span text:style-name="style10">&gt;</text:span><text:span text:style-name="style4">1 </text:span><text:span text:style-name="style10">)</text:span><text:span text:style-name="style11">glEnable</text:span><text:span text:style-name="style10">( </text:span><text:span text:style-name="style11">GL_LINE_SMOOTH </text:span><text:span text:style-name="style10">);<text:s text:c="3"/></text:span><text:span text:style-name="style2">// восстановление сглаживания линий</text:span></text:h>
      <text:h text:style-name="Default">281<text:s text:c="2"/><text:s text:c="20"/><text:span text:style-name="style2">// включение одноразовой прорисовки корпуса вместо расчетов</text:span></text:h>
      <text:h text:style-name="Default">282<text:s text:c="2"/><text:s text:c="2"/><text:span text:style-name="style5">if</text:span><text:span text:style-name="style10">( </text:span><text:span text:style-name="style11">type </text:span><text:span text:style-name="style10">)</text:span><text:span text:style-name="style11">DrawMode</text:span><text:span text:style-name="style10">|=</text:span><text:span text:style-name="style4">3</text:span><text:span text:style-name="style10">; </text:span><text:span text:style-name="style11">Floating</text:span><text:span text:style-name="style10">( </text:span><text:span text:style-name="style5">true </text:span><text:span text:style-name="style10">);<text:s text:c="2"/></text:span><text:span text:style-name="style2">// изображение корпуса только здесь</text:span></text:h>
      <text:h text:style-name="Default">283<text:s text:c="2"/><text:s text:c="2"/><text:span text:style-name="style5">if</text:span><text:span text:style-name="style10">( </text:span><text:span text:style-name="style11">type </text:span><text:span text:style-name="style10">)(</text:span><text:span text:style-name="style11">DrawMode</text:span><text:span text:style-name="style10">&amp;=~</text:span><text:span text:style-name="style4">3</text:span><text:span text:style-name="style10">)|=</text:span><text:span text:style-name="style11">Mode</text:span><text:span text:style-name="style10">;<text:s text:c="11"/></text:span><text:span text:style-name="style2">//<text:s text:c="4"/>-- с 3D-обшивкой</text:span></text:h>
      <text:h text:style-name="Default">284<text:s text:c="2"/><text:s text:c="2"/><text:span text:style-name="style5">if</text:span><text:span text:style-name="style10">( !</text:span><text:span text:style-name="style11">type </text:span><text:span text:style-name="style10">)</text:span><text:span text:style-name="style11">NavigaInform</text:span><text:span text:style-name="style10">( </text:span><text:span text:style-name="style5">this </text:span><text:span text:style-name="style10">);<text:s text:c="10"/></text:span><text:span text:style-name="style2">// навигационная информация</text:span></text:h>
      <text:h text:style-name="Default">285<text:s text:c="2"/><text:s text:c="2"/><text:span text:style-name="style5">return </text:span><text:span text:style-name="style10">*</text:span><text:span text:style-name="style5">this</text:span><text:span text:style-name="style10">;<text:s text:c="29"/></text:span><text:span text:style-name="style2">//<text:s text:c="2"/>о текущем состоянии корабля</text:span></text:h>
      <text:h text:style-name="Default">286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